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244in"/>
    </style:style>
    <style:style style:name="co3" style:family="table-column">
      <style:table-column-properties fo:break-before="auto" style:column-width="0.3516in"/>
    </style:style>
    <style:style style:name="co4" style:family="table-column">
      <style:table-column-properties fo:break-before="auto" style:column-width="0.461in"/>
    </style:style>
    <style:style style:name="co5" style:family="table-column">
      <style:table-column-properties fo:break-before="auto" style:column-width="0.5217in"/>
    </style:style>
    <style:style style:name="co6" style:family="table-column">
      <style:table-column-properties fo:break-before="auto" style:column-width="0.5339in"/>
    </style:style>
    <style:style style:name="co7" style:family="table-column">
      <style:table-column-properties fo:break-before="auto" style:column-width="0.4366in"/>
    </style:style>
    <style:style style:name="co8" style:family="table-column">
      <style:table-column-properties fo:break-before="auto" style:column-width="0.3398in"/>
    </style:style>
    <style:style style:name="co9" style:family="table-column">
      <style:table-column-properties fo:break-before="auto" style:column-width="0.24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9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 office:value-type="string">
            <text:p>m_y</text:p>
          </table:table-cell>
          <table:table-cell office:value-type="string">
            <text:p>m_z</text:p>
          </table:table-cell>
          <table:table-cell office:value-type="string">
            <text:p>m_size</text:p>
          </table:table-cell>
          <table:table-cell office:value-type="string">
            <text:p>y_est</text:p>
          </table:table-cell>
          <table:table-cell office:value-type="string">
            <text:p>z_est</text:p>
          </table:table-cell>
          <table:table-cell office:value-type="string">
            <text:p>x_est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 office:value-type="string">
            <text:p>m_y</text:p>
          </table:table-cell>
          <table:table-cell office:value-type="string">
            <text:p>m_z</text:p>
          </table:table-cell>
          <table:table-cell office:value-type="string">
            <text:p>m_size</text:p>
          </table:table-cell>
          <table:table-cell office:value-type="string">
            <text:p>y_est</text:p>
          </table:table-cell>
          <table:table-cell office:value-type="string">
            <text:p>z_est</text:p>
          </table:table-cell>
          <table:table-cell office:value-type="string">
            <text:p>x_est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 office:value-type="string">
            <text:p>m_y</text:p>
          </table:table-cell>
          <table:table-cell office:value-type="string">
            <text:p>m_z</text:p>
          </table:table-cell>
          <table:table-cell office:value-type="string">
            <text:p>m_siz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/>
          <table:table-cell office:value-type="float" office:value="1.45821">
            <text:p>1.45821</text:p>
          </table:table-cell>
          <table:table-cell office:value-type="float" office:value="69.357">
            <text:p>69.357</text:p>
          </table:table-cell>
          <table:table-cell office:value-type="float" office:value="161.767">
            <text:p>161.767</text:p>
          </table:table-cell>
          <table:table-cell table:formula="of:=[.E2]*[.$J2]/[Tabelle2.$B$3]" office:value-type="float" office:value="0.0713670126301184">
            <text:p>0.0713670126</text:p>
          </table:table-cell>
          <table:table-cell table:formula="of:=[.F2]*[.$J2]/[Tabelle2.$B$3]" office:value-type="float" office:value="3.3944369432298">
            <text:p>3.3944369432</text:p>
          </table:table-cell>
          <table:table-cell table:formula="of:=[Tabelle2.$B$1]/[.G2]+[Tabelle2.$B$2]" office:value-type="float" office:value="10.7671342115512">
            <text:p>10.7671342116</text:p>
          </table:table-cell>
          <table:table-cell table:number-columns-repeated="5"/>
          <table:table-cell table:number-columns-repeated="2"/>
          <table:table-cell/>
          <table:table-cell table:formula="of:=[.P2]*[.$J2]/[Tabelle2.$B$3]" office:value-type="float" office:value="0">
            <text:p>0</text:p>
          </table:table-cell>
          <table:table-cell table:formula="of:=[.Q2]*[.$J2]/[Tabelle2.$B$3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/>
          <table:table-cell office:value-type="float" office:value="-0.811479">
            <text:p>-0.811479</text:p>
          </table:table-cell>
          <table:table-cell office:value-type="float" office:value="34.355">
            <text:p>34.355</text:p>
          </table:table-cell>
          <table:table-cell office:value-type="float" office:value="74.74">
            <text:p>74.74</text:p>
          </table:table-cell>
          <table:table-cell table:formula="of:=[.E3]*[.$J3]/[Tabelle2.$B$3]" office:value-type="float" office:value="-0.0816641180614007">
            <text:p>-0.0816641181</text:p>
          </table:table-cell>
          <table:table-cell table:formula="of:=[.F3]*[.$J3]/[Tabelle2.$B$3]" office:value-type="float" office:value="3.45735475101564">
            <text:p>3.457354751</text:p>
          </table:table-cell>
          <table:table-cell table:formula="of:=[Tabelle2.$B$1]/[.G3]+[Tabelle2.$B$2]" office:value-type="float" office:value="22.1399518330211">
            <text:p>22.139951833</text:p>
          </table:table-cell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/>
          <table:table-cell office:value-type="float" office:value="-2">
            <text:p>-2</text:p>
          </table:table-cell>
          <table:table-cell office:value-type="float" office:value="127.59">
            <text:p>127.59</text:p>
          </table:table-cell>
          <table:table-cell office:value-type="float" office:value="78.84">
            <text:p>78.84</text:p>
          </table:table-cell>
          <table:table-cell table:formula="of:=[.P3]*[.$U3]/[Tabelle2.$B$3]" office:value-type="float" office:value="-0.191278077579447">
            <text:p>-0.1912780776</text:p>
          </table:table-cell>
          <table:table-cell table:formula="of:=[.Q3]*[.$U3]/[Tabelle2.$B$3]" office:value-type="float" office:value="12.2025849591809">
            <text:p>12.2025849592</text:p>
          </table:table-cell>
          <table:table-cell table:formula="of:=[Tabelle2.$B$1]/[.R3]+[Tabelle2.$B$2]" office:value-type="float" office:value="21.0405885337392">
            <text:p>21.0405885337</text:p>
          </table:table-cell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/>
          <table:table-cell office:value-type="float" office:value="-1.468">
            <text:p>-1.468</text:p>
          </table:table-cell>
          <table:table-cell office:value-type="float" office:value="23.611">
            <text:p>23.611</text:p>
          </table:table-cell>
          <table:table-cell office:value-type="float" office:value="49.21">
            <text:p>49.21</text:p>
          </table:table-cell>
          <table:table-cell table:formula="of:=[.E4]*[.$J4]/[Tabelle2.$B$3]" office:value-type="float" office:value="-0.220915952042268">
            <text:p>-0.220915952</text:p>
          </table:table-cell>
          <table:table-cell table:formula="of:=[.F4]*[.$J4]/[Tabelle2.$B$3]" office:value-type="float" office:value="3.55316522048364">
            <text:p>3.5531652205</text:p>
          </table:table-cell>
          <table:table-cell table:formula="of:=[Tabelle2.$B$1]/[.G4]+[Tabelle2.$B$2]" office:value-type="float" office:value="33.10729526519">
            <text:p>33.1072952652</text:p>
          </table:table-cell>
          <table:table-cell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.26">
            <text:p>-1.26</text:p>
          </table:table-cell>
          <table:table-cell office:value-type="float" office:value="80.9">
            <text:p>80.9</text:p>
          </table:table-cell>
          <table:table-cell office:value-type="float" office:value="50.91">
            <text:p>50.91</text:p>
          </table:table-cell>
          <table:table-cell table:formula="of:=[.P4]*[.$U4]/[Tabelle2.$B$3]" office:value-type="float" office:value="-0.183474098676809">
            <text:p>-0.1834740987</text:p>
          </table:table-cell>
          <table:table-cell table:formula="of:=[.Q4]*[.$U4]/[Tabelle2.$B$3]" office:value-type="float" office:value="11.7802020499634">
            <text:p>11.78020205</text:p>
          </table:table-cell>
          <table:table-cell table:formula="of:=[Tabelle2.$B$1]/[.R4]+[Tabelle2.$B$2]" office:value-type="float" office:value="32.035160086427">
            <text:p>32.0351600864</text:p>
          </table:table-cell>
          <table:table-cell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/>
          <table:table-cell office:value-type="float" office:value="-2.008">
            <text:p>-2.008</text:p>
          </table:table-cell>
          <table:table-cell office:value-type="float" office:value="17.17">
            <text:p>17.17</text:p>
          </table:table-cell>
          <table:table-cell office:value-type="float" office:value="36.51">
            <text:p>36.51</text:p>
          </table:table-cell>
          <table:table-cell table:formula="of:=[.E5]*[.$J5]/[Tabelle2.$B$3]" office:value-type="float" office:value="-0.404117437314808">
            <text:p>-0.4041174373</text:p>
          </table:table-cell>
          <table:table-cell table:formula="of:=[.F5]*[.$J5]/[Tabelle2.$B$3]" office:value-type="float" office:value="3.45552609496776">
            <text:p>3.455526095</text:p>
          </table:table-cell>
          <table:table-cell table:formula="of:=[Tabelle2.$B$1]/[.G5]+[Tabelle2.$B$2]" office:value-type="float" office:value="44.2758148452479">
            <text:p>44.2758148452</text:p>
          </table:table-cell>
          <table:table-cell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/>
          <table:table-cell office:value-type="float" office:value="0.75">
            <text:p>0.75</text:p>
          </table:table-cell>
          <table:table-cell office:value-type="float" office:value="61.345">
            <text:p>61.345</text:p>
          </table:table-cell>
          <table:table-cell office:value-type="float" office:value="39.01">
            <text:p>39.01</text:p>
          </table:table-cell>
          <table:table-cell table:formula="of:=[.P5]*[.$U5]/[Tabelle2.$B$3]" office:value-type="float" office:value="0.141485574794342">
            <text:p>0.1414855748</text:p>
          </table:table-cell>
          <table:table-cell table:formula="of:=[.Q5]*[.$U5]/[Tabelle2.$B$3]" office:value-type="float" office:value="11.5725767810119">
            <text:p>11.572576781</text:p>
          </table:table-cell>
          <table:table-cell table:formula="of:=[Tabelle2.$B$1]/[.R5]+[Tabelle2.$B$2]" office:value-type="float" office:value="41.5024352730069">
            <text:p>41.502435273</text:p>
          </table:table-cell>
          <table:table-cell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/>
          <table:table-cell office:value-type="float" office:value="0.212">
            <text:p>0.212</text:p>
          </table:table-cell>
          <table:table-cell office:value-type="float" office:value="15.3166">
            <text:p>15.3166</text:p>
          </table:table-cell>
          <table:table-cell office:value-type="float" office:value="30.38">
            <text:p>30.38</text:p>
          </table:table-cell>
          <table:table-cell table:formula="of:=[.E6]*[.$J6]/[Tabelle2.$B$3]" office:value-type="float" office:value="0.0510803399365611">
            <text:p>0.0510803399</text:p>
          </table:table-cell>
          <table:table-cell table:formula="of:=[.F6]*[.$J6]/[Tabelle2.$B$3]" office:value-type="float" office:value="3.69045818241666">
            <text:p>3.6904581824</text:p>
          </table:table-cell>
          <table:table-cell table:formula="of:=[Tabelle2.$B$1]/[.G6]+[Tabelle2.$B$2]" office:value-type="float" office:value="53.0078999341672">
            <text:p>53.0078999342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/>
          <table:table-cell office:value-type="float" office:value="2.03">
            <text:p>2.03</text:p>
          </table:table-cell>
          <table:table-cell office:value-type="float" office:value="49.73">
            <text:p>49.73</text:p>
          </table:table-cell>
          <table:table-cell office:value-type="float" office:value="32.07">
            <text:p>32.07</text:p>
          </table:table-cell>
          <table:table-cell table:formula="of:=[.P6]*[.$U6]/[Tabelle2.$B$3]" office:value-type="float" office:value="0.463829421436063">
            <text:p>0.4638294214</text:p>
          </table:table-cell>
          <table:table-cell table:formula="of:=[.Q6]*[.$U6]/[Tabelle2.$B$3]" office:value-type="float" office:value="11.3626783881849">
            <text:p>11.3626783882</text:p>
          </table:table-cell>
          <table:table-cell table:formula="of:=[Tabelle2.$B$1]/[.R6]+[Tabelle2.$B$2]" office:value-type="float" office:value="50.2672279388837">
            <text:p>50.2672279389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/>
          <table:table-cell office:value-type="float" office:value="0.25">
            <text:p>0.25</text:p>
          </table:table-cell>
          <table:table-cell office:value-type="float" office:value="12.977">
            <text:p>12.977</text:p>
          </table:table-cell>
          <table:table-cell office:value-type="float" office:value="26.5">
            <text:p>26.5</text:p>
          </table:table-cell>
          <table:table-cell table:formula="of:=[.E7]*[.$J7]/[Tabelle2.$B$3]" office:value-type="float" office:value="0.0688893653516295">
            <text:p>0.0688893654</text:p>
          </table:table-cell>
          <table:table-cell table:formula="of:=[.F7]*[.$J7]/[Tabelle2.$B$3]" office:value-type="float" office:value="3.57590917667238">
            <text:p>3.5759091767</text:p>
          </table:table-cell>
          <table:table-cell table:formula="of:=[Tabelle2.$B$1]/[.G7]+[Tabelle2.$B$2]" office:value-type="float" office:value="60.622641509434">
            <text:p>60.6226415094</text:p>
          </table:table-cell>
          <table:table-cell/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/>
          <table:table-cell office:value-type="float" office:value="2.11">
            <text:p>2.11</text:p>
          </table:table-cell>
          <table:table-cell office:value-type="float" office:value="41.03">
            <text:p>41.03</text:p>
          </table:table-cell>
          <table:table-cell office:value-type="float" office:value="25.95">
            <text:p>25.95</text:p>
          </table:table-cell>
          <table:table-cell table:formula="of:=[.P7]*[.$U7]/[Tabelle2.$B$3]" office:value-type="float" office:value="0.593546067612542">
            <text:p>0.5935460676</text:p>
          </table:table-cell>
          <table:table-cell table:formula="of:=[.Q7]*[.$U7]/[Tabelle2.$B$3]" office:value-type="float" office:value="11.5417986512524">
            <text:p>11.5417986513</text:p>
          </table:table-cell>
          <table:table-cell table:formula="of:=[Tabelle2.$B$1]/[.R7]+[Tabelle2.$B$2]" office:value-type="float" office:value="61.8863198458574">
            <text:p>61.8863198459</text:p>
          </table:table-cell>
          <table:table-cell/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/>
          <table:table-cell office:value-type="float" office:value="0.00102">
            <text:p>0.00102</text:p>
          </table:table-cell>
          <table:table-cell office:value-type="float" office:value="11.3122">
            <text:p>11.3122</text:p>
          </table:table-cell>
          <table:table-cell office:value-type="float" office:value="22.79">
            <text:p>22.79</text:p>
          </table:table-cell>
          <table:table-cell table:formula="of:=[.E8]*[.$J8]/[Tabelle2.$B$3]" office:value-type="float" office:value="0.000326069208983206">
            <text:p>0.0003260692</text:p>
          </table:table-cell>
          <table:table-cell table:formula="of:=[.F8]*[.$J8]/[Tabelle2.$B$3]" office:value-type="float" office:value="3.61623539790179">
            <text:p>3.6162353979</text:p>
          </table:table-cell>
          <table:table-cell table:formula="of:=[Tabelle2.$B$1]/[.G8]+[Tabelle2.$B$2]" office:value-type="float" office:value="70.3286529179465">
            <text:p>70.3286529179</text:p>
          </table:table-cell>
          <table:table-cell/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/>
          <table:table-cell office:value-type="float" office:value="0.18">
            <text:p>0.18</text:p>
          </table:table-cell>
          <table:table-cell office:value-type="float" office:value="35.13">
            <text:p>35.13</text:p>
          </table:table-cell>
          <table:table-cell office:value-type="float" office:value="22.64">
            <text:p>22.64</text:p>
          </table:table-cell>
          <table:table-cell table:formula="of:=[.P8]*[.$U8]/[Tabelle2.$B$3]" office:value-type="float" office:value="0.0579174429810472">
            <text:p>0.057917443</text:p>
          </table:table-cell>
          <table:table-cell table:formula="of:=[.Q8]*[.$U8]/[Tabelle2.$B$3]" office:value-type="float" office:value="11.3035542884677">
            <text:p>11.3035542885</text:p>
          </table:table-cell>
          <table:table-cell table:formula="of:=[Tabelle2.$B$1]/[.R8]+[Tabelle2.$B$2]" office:value-type="float" office:value="70.7879858657244">
            <text:p>70.7879858657</text:p>
          </table:table-cell>
          <table:table-cell/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/>
          <table:table-cell office:value-type="float" office:value="0.43">
            <text:p>0.43</text:p>
          </table:table-cell>
          <table:table-cell office:value-type="float" office:value="11.23">
            <text:p>11.23</text:p>
          </table:table-cell>
          <table:table-cell office:value-type="float" office:value="21.15">
            <text:p>21.15</text:p>
          </table:table-cell>
          <table:table-cell table:formula="of:=[.E9]*[.$J9]/[Tabelle2.$B$3]" office:value-type="float" office:value="0.147967870191274">
            <text:p>0.1479678702</text:p>
          </table:table-cell>
          <table:table-cell table:formula="of:=[.F9]*[.$J9]/[Tabelle2.$B$3]" office:value-type="float" office:value="3.86437019127445">
            <text:p>3.8643701913</text:p>
          </table:table-cell>
          <table:table-cell table:formula="of:=[Tabelle2.$B$1]/[.G9]+[Tabelle2.$B$2]" office:value-type="float" office:value="75.7044917257683">
            <text:p>75.7044917258</text:p>
          </table:table-cell>
          <table:table-cell/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/>
          <table:table-cell office:value-type="float" office:value="1.75">
            <text:p>1.75</text:p>
          </table:table-cell>
          <table:table-cell office:value-type="float" office:value="30.47">
            <text:p>30.47</text:p>
          </table:table-cell>
          <table:table-cell office:value-type="float" office:value="19.31">
            <text:p>19.31</text:p>
          </table:table-cell>
          <table:table-cell table:formula="of:=[.P9]*[.$U9]/[Tabelle2.$B$3]" office:value-type="float" office:value="0.658818440751377">
            <text:p>0.6588184408</text:p>
          </table:table-cell>
          <table:table-cell table:formula="of:=[.Q9]*[.$U9]/[Tabelle2.$B$3]" office:value-type="float" office:value="11.4709702226825">
            <text:p>11.4709702227</text:p>
          </table:table-cell>
          <table:table-cell table:formula="of:=[Tabelle2.$B$1]/[.R9]+[Tabelle2.$B$2]" office:value-type="float" office:value="82.8228896944588">
            <text:p>82.8228896945</text:p>
          </table:table-cell>
          <table:table-cell/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/>
          <table:table-cell office:value-type="float" office:value="0.53578">
            <text:p>0.53578</text:p>
          </table:table-cell>
          <table:table-cell office:value-type="float" office:value="10.6153">
            <text:p>10.6153</text:p>
          </table:table-cell>
          <table:table-cell office:value-type="float" office:value="19.807">
            <text:p>19.807</text:p>
          </table:table-cell>
          <table:table-cell table:formula="of:=[.E10]*[.$J10]/[Tabelle2.$B$3]" office:value-type="float" office:value="0.196703781137982">
            <text:p>0.1967037811</text:p>
          </table:table-cell>
          <table:table-cell table:formula="of:=[.F10]*[.$J10]/[Tabelle2.$B$3]" office:value-type="float" office:value="3.89725194653405">
            <text:p>3.8972519465</text:p>
          </table:table-cell>
          <table:table-cell table:formula="of:=[Tabelle2.$B$1]/[.G10]+[Tabelle2.$B$2]" office:value-type="float" office:value="80.7697783611854">
            <text:p>80.7697783612</text:p>
          </table:table-cell>
          <table:table-cell/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/>
          <table:table-cell office:value-type="float" office:value="1.36">
            <text:p>1.36</text:p>
          </table:table-cell>
          <table:table-cell office:value-type="float" office:value="27.5">
            <text:p>27.5</text:p>
          </table:table-cell>
          <table:table-cell office:value-type="float" office:value="17.51">
            <text:p>17.51</text:p>
          </table:table-cell>
          <table:table-cell table:formula="of:=[.P10]*[.$U10]/[Tabelle2.$B$3]" office:value-type="float" office:value="0.563992939099735">
            <text:p>0.5639929391</text:p>
          </table:table-cell>
          <table:table-cell table:formula="of:=[.Q10]*[.$U10]/[Tabelle2.$B$3]" office:value-type="float" office:value="11.4042689891491">
            <text:p>11.4042689891</text:p>
          </table:table-cell>
          <table:table-cell table:formula="of:=[Tabelle2.$B$1]/[.R10]+[Tabelle2.$B$2]" office:value-type="float" office:value="91.2341519131924">
            <text:p>91.2341519132</text:p>
          </table:table-cell>
          <table:table-cell/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/>
          <table:table-cell office:value-type="float" office:value="0.8714">
            <text:p>0.8714</text:p>
          </table:table-cell>
          <table:table-cell office:value-type="float" office:value="9.925">
            <text:p>9.925</text:p>
          </table:table-cell>
          <table:table-cell office:value-type="float" office:value="17.483">
            <text:p>17.483</text:p>
          </table:table-cell>
          <table:table-cell table:formula="of:=[.E11]*[.$J11]/[Tabelle2.$B$3]" office:value-type="float" office:value="0.361922149360678">
            <text:p>0.3619221494</text:p>
          </table:table-cell>
          <table:table-cell table:formula="of:=[.F11]*[.$J11]/[Tabelle2.$B$3]" office:value-type="float" office:value="4.12219110902539">
            <text:p>4.122191109</text:p>
          </table:table-cell>
          <table:table-cell table:formula="of:=[Tabelle2.$B$1]/[.G11]+[Tabelle2.$B$2]" office:value-type="float" office:value="91.3735056912429">
            <text:p>91.3735056912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/>
          <table:table-cell office:value-type="float" office:value="1.89">
            <text:p>1.89</text:p>
          </table:table-cell>
          <table:table-cell office:value-type="float" office:value="24.08">
            <text:p>24.08</text:p>
          </table:table-cell>
          <table:table-cell office:value-type="float" office:value="16.08">
            <text:p>16.08</text:p>
          </table:table-cell>
          <table:table-cell table:formula="of:=[.P11]*[.$U11]/[Tabelle2.$B$3]" office:value-type="float" office:value="0.852722523744912">
            <text:p>0.8527225237</text:p>
          </table:table-cell>
          <table:table-cell table:formula="of:=[.Q11]*[.$U11]/[Tabelle2.$B$3]" office:value-type="float" office:value="10.8643165988241">
            <text:p>10.8643165988</text:p>
          </table:table-cell>
          <table:table-cell table:formula="of:=[Tabelle2.$B$1]/[.R11]+[Tabelle2.$B$2]" office:value-type="float" office:value="99.2587064676617">
            <text:p>99.2587064677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1.38">
            <text:p>-1.38</text:p>
          </table:table-cell>
          <table:table-cell office:value-type="float" office:value="166.24">
            <text:p>166.24</text:p>
          </table:table-cell>
          <table:table-cell office:value-type="float" office:value="11.36">
            <text:p>11.3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/>
          <table:table-cell office:value-type="float" office:value="2.59">
            <text:p>2.59</text:p>
          </table:table-cell>
          <table:table-cell office:value-type="float" office:value="7.1636">
            <text:p>7.1636</text:p>
          </table:table-cell>
          <table:table-cell office:value-type="float" office:value="13.9559">
            <text:p>13.9559</text:p>
          </table:table-cell>
          <table:table-cell table:formula="of:=[.E12]*[.$J12]/[Tabelle2.$B$3]" office:value-type="float" office:value="1.34460752050778">
            <text:p>1.3446075205</text:p>
          </table:table-cell>
          <table:table-cell table:formula="of:=[.F12]*[.$J12]/[Tabelle2.$B$3]" office:value-type="float" office:value="3.71900788954036">
            <text:p>3.7190078895</text:p>
          </table:table-cell>
          <table:table-cell table:formula="of:=[Tabelle2.$B$1]/[.G12]+[Tabelle2.$B$2]" office:value-type="float" office:value="114.213766220738">
            <text:p>114.2137662207</text:p>
          </table:table-cell>
          <table:table-cell/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/>
          <table:table-cell office:value-type="float" office:value="0.75">
            <text:p>0.75</text:p>
          </table:table-cell>
          <table:table-cell office:value-type="float" office:value="21.91">
            <text:p>21.91</text:p>
          </table:table-cell>
          <table:table-cell office:value-type="float" office:value="14.6">
            <text:p>14.6</text:p>
          </table:table-cell>
          <table:table-cell table:formula="of:=[.P12]*[.$U12]/[Tabelle2.$B$3]" office:value-type="float" office:value="0.372338107098381">
            <text:p>0.3723381071</text:p>
          </table:table-cell>
          <table:table-cell table:formula="of:=[.Q12]*[.$U12]/[Tabelle2.$B$3]" office:value-type="float" office:value="10.8772372353674">
            <text:p>10.8772372354</text:p>
          </table:table-cell>
          <table:table-cell table:formula="of:=[Tabelle2.$B$1]/[.R12]+[Tabelle2.$B$2]" office:value-type="float" office:value="109.219178082192">
            <text:p>109.2191780822</text:p>
          </table:table-cell>
          <table:table-cell/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.21">
            <text:p>-3.21</text:p>
          </table:table-cell>
          <table:table-cell office:value-type="float" office:value="149.02">
            <text:p>149.02</text:p>
          </table:table-cell>
          <table:table-cell office:value-type="float" office:value="9.86">
            <text:p>9.8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/>
          <table:table-cell office:value-type="float" office:value="1.6282">
            <text:p>1.6282</text:p>
          </table:table-cell>
          <table:table-cell office:value-type="float" office:value="6.8358">
            <text:p>6.8358</text:p>
          </table:table-cell>
          <table:table-cell office:value-type="float" office:value="12.3998">
            <text:p>12.3998</text:p>
          </table:table-cell>
          <table:table-cell table:formula="of:=[.E13]*[.$J13]/[Tabelle2.$B$3]" office:value-type="float" office:value="0.950435180904677">
            <text:p>0.9504351809</text:p>
          </table:table-cell>
          <table:table-cell table:formula="of:=[.F13]*[.$J13]/[Tabelle2.$B$3]" office:value-type="float" office:value="3.99028670287937">
            <text:p>3.9902867029</text:p>
          </table:table-cell>
          <table:table-cell table:formula="of:=[Tabelle2.$B$1]/[.G13]+[Tabelle2.$B$2]" office:value-type="float" office:value="128.421410022742">
            <text:p>128.4214100227</text:p>
          </table:table-cell>
          <table:table-cell/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/>
          <table:table-cell office:value-type="float" office:value="0.55">
            <text:p>0.55</text:p>
          </table:table-cell>
          <table:table-cell office:value-type="float" office:value="19.91">
            <text:p>19.91</text:p>
          </table:table-cell>
          <table:table-cell office:value-type="float" office:value="13.72">
            <text:p>13.72</text:p>
          </table:table-cell>
          <table:table-cell table:formula="of:=[.P13]*[.$U13]/[Tabelle2.$B$3]" office:value-type="float" office:value="0.290400874635569">
            <text:p>0.2904008746</text:p>
          </table:table-cell>
          <table:table-cell table:formula="of:=[.Q13]*[.$U13]/[Tabelle2.$B$3]" office:value-type="float" office:value="10.5125116618076">
            <text:p>10.5125116618</text:p>
          </table:table-cell>
          <table:table-cell table:formula="of:=[Tabelle2.$B$1]/[.R13]+[Tabelle2.$B$2]" office:value-type="float" office:value="116.160349854227">
            <text:p>116.1603498542</text:p>
          </table:table-cell>
          <table:table-cell/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/>
          <table:table-cell office:value-type="float" office:value="0.684833">
            <text:p>0.684833</text:p>
          </table:table-cell>
          <table:table-cell office:value-type="float" office:value="6.6">
            <text:p>6.6</text:p>
          </table:table-cell>
          <table:table-cell office:value-type="float" office:value="12.22">
            <text:p>12.22</text:p>
          </table:table-cell>
          <table:table-cell table:formula="of:=[.E14]*[.$J14]/[Tabelle2.$B$3]" office:value-type="float" office:value="0.405596190767743">
            <text:p>0.4055961908</text:p>
          </table:table-cell>
          <table:table-cell table:formula="of:=[.F14]*[.$J14]/[Tabelle2.$B$3]" office:value-type="float" office:value="3.90888707037643">
            <text:p>3.9088870704</text:p>
          </table:table-cell>
          <table:table-cell table:formula="of:=[Tabelle2.$B$1]/[.G14]+[Tabelle2.$B$2]" office:value-type="float" office:value="130.296235679214">
            <text:p>130.2962356792</text:p>
          </table:table-cell>
          <table:table-cell/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/>
          <table:table-cell office:value-type="float" office:value="0.83">
            <text:p>0.83</text:p>
          </table:table-cell>
          <table:table-cell office:value-type="float" office:value="17.63">
            <text:p>17.63</text:p>
          </table:table-cell>
          <table:table-cell office:value-type="float" office:value="12.3">
            <text:p>12.3</text:p>
          </table:table-cell>
          <table:table-cell table:formula="of:=[.P14]*[.$U14]/[Tabelle2.$B$3]" office:value-type="float" office:value="0.48839948263119">
            <text:p>0.4883994826</text:p>
          </table:table-cell>
          <table:table-cell table:formula="of:=[.Q14]*[.$U14]/[Tabelle2.$B$3]" office:value-type="float" office:value="10.3740757575758">
            <text:p>10.3740757576</text:p>
          </table:table-cell>
          <table:table-cell table:formula="of:=[Tabelle2.$B$1]/[.R14]+[Tabelle2.$B$2]" office:value-type="float" office:value="129.455284552846">
            <text:p>129.4552845528</text:p>
          </table:table-cell>
          <table:table-cell/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3.6">
            <text:p>3.6</text:p>
          </table:table-cell>
          <table:table-cell/>
          <table:table-cell office:value-type="float" office:value="-236.669">
            <text:p>-236.669</text:p>
          </table:table-cell>
          <table:table-cell office:value-type="float" office:value="65.7308">
            <text:p>65.7308</text:p>
          </table:table-cell>
          <table:table-cell office:value-type="float" office:value="148.92">
            <text:p>148.92</text:p>
          </table:table-cell>
          <table:table-cell table:formula="of:=[.E15]*[.$J15]/[Tabelle2.$B$3]" office:value-type="float" office:value="-12.4893709703807">
            <text:p>-12.4893709704</text:p>
          </table:table-cell>
          <table:table-cell table:formula="of:=[.F15]*[.$J15]/[Tabelle2.$B$3]" office:value-type="float" office:value="3.46871092276512">
            <text:p>3.4687109228</text:p>
          </table:table-cell>
          <table:table-cell table:formula="of:=[Tabelle2.$B$1]/[.G15]+[Tabelle2.$B$2]" office:value-type="float" office:value="11.6097233413914">
            <text:p>11.6097233414</text:p>
          </table:table-cell>
          <table:table-cell table:number-columns-repeated="5"/>
          <table:table-cell table:number-columns-repeated="2"/>
          <table:table-cell/>
          <table:table-cell table:formula="of:=[.P15]*[.$U15]/[Tabelle2.$B$3]" office:value-type="float" office:value="0">
            <text:p>0</text:p>
          </table:table-cell>
          <table:table-cell table:formula="of:=[.Q15]*[.$U15]/[Tabelle2.$B$3]" office:value-type="float" office:value="0">
            <text:p>0</text:p>
          </table:table-cell>
          <table:table-cell/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/>
          <table:table-cell office:value-type="float" office:value="-117.244">
            <text:p>-117.244</text:p>
          </table:table-cell>
          <table:table-cell office:value-type="float" office:value="33.6287">
            <text:p>33.6287</text:p>
          </table:table-cell>
          <table:table-cell office:value-type="float" office:value="86.5505">
            <text:p>86.5505</text:p>
          </table:table-cell>
          <table:table-cell table:formula="of:=[.E16]*[.$J16]/[Tabelle2.$B$3]" office:value-type="float" office:value="-10.2616416176368">
            <text:p>-10.2616416176</text:p>
          </table:table-cell>
          <table:table-cell table:formula="of:=[.F16]*[.$J16]/[Tabelle2.$B$3]" office:value-type="float" office:value="2.94331196024549">
            <text:p>2.9433119602</text:p>
          </table:table-cell>
          <table:table-cell table:formula="of:=[Tabelle2.$B$1]/[.G16]+[Tabelle2.$B$2]" office:value-type="float" office:value="19.2552382712983">
            <text:p>19.2552382713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16.51">
            <text:p>-116.51</text:p>
          </table:table-cell>
          <table:table-cell office:value-type="float" office:value="133.38">
            <text:p>133.38</text:p>
          </table:table-cell>
          <table:table-cell office:value-type="float" office:value="83.43">
            <text:p>83.43</text:p>
          </table:table-cell>
          <table:table-cell table:formula="of:=[.P16]*[.$U16]/[Tabelle2.$B$3]" office:value-type="float" office:value="-10.5590004304098">
            <text:p>-10.5590004304</text:p>
          </table:table-cell>
          <table:table-cell table:formula="of:=[.Q16]*[.$U16]/[Tabelle2.$B$3]" office:value-type="float" office:value="12.0878849661665">
            <text:p>12.0878849662</text:p>
          </table:table-cell>
          <table:table-cell table:formula="of:=[Tabelle2.$B$1]/[.R16]+[Tabelle2.$B$2]" office:value-type="float" office:value="19.9380318830157">
            <text:p>19.938031883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/>
          <table:table-cell office:value-type="float" office:value="-75.1291">
            <text:p>-75.1291</text:p>
          </table:table-cell>
          <table:table-cell office:value-type="float" office:value="23.5099">
            <text:p>23.5099</text:p>
          </table:table-cell>
          <table:table-cell office:value-type="float" office:value="57.2127">
            <text:p>57.2127</text:p>
          </table:table-cell>
          <table:table-cell table:formula="of:=[.E17]*[.$J17]/[Tabelle2.$B$3]" office:value-type="float" office:value="-9.77233095731685">
            <text:p>-9.7723309573</text:p>
          </table:table-cell>
          <table:table-cell table:formula="of:=[.F17]*[.$J17]/[Tabelle2.$B$3]" office:value-type="float" office:value="3.05802310387617">
            <text:p>3.0580231039</text:p>
          </table:table-cell>
          <table:table-cell table:formula="of:=[Tabelle2.$B$1]/[.G17]+[Tabelle2.$B$2]" office:value-type="float" office:value="28.6162460432736">
            <text:p>28.6162460433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/>
          <table:table-cell office:value-type="float" office:value="-79.27">
            <text:p>-79.27</text:p>
          </table:table-cell>
          <table:table-cell office:value-type="float" office:value="87.255">
            <text:p>87.255</text:p>
          </table:table-cell>
          <table:table-cell office:value-type="float" office:value="54.97">
            <text:p>54.97</text:p>
          </table:table-cell>
          <table:table-cell table:formula="of:=[.P17]*[.$U17]/[Tabelle2.$B$3]" office:value-type="float" office:value="-10.7169259182695">
            <text:p>-10.7169259183</text:p>
          </table:table-cell>
          <table:table-cell table:formula="of:=[.Q17]*[.$U17]/[Tabelle2.$B$3]" office:value-type="float" office:value="11.7964598334629">
            <text:p>11.7964598335</text:p>
          </table:table-cell>
          <table:table-cell table:formula="of:=[Tabelle2.$B$1]/[.R17]+[Tabelle2.$B$2]" office:value-type="float" office:value="29.742950700382">
            <text:p>29.7429507004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/>
          <table:table-cell office:value-type="float" office:value="-54.2736">
            <text:p>-54.2736</text:p>
          </table:table-cell>
          <table:table-cell office:value-type="float" office:value="17.2972">
            <text:p>17.2972</text:p>
          </table:table-cell>
          <table:table-cell office:value-type="float" office:value="42.1226">
            <text:p>42.1226</text:p>
          </table:table-cell>
          <table:table-cell table:formula="of:=[.E18]*[.$J18]/[Tabelle2.$B$3]" office:value-type="float" office:value="-9.5002373098095">
            <text:p>-9.5002373098</text:p>
          </table:table-cell>
          <table:table-cell table:formula="of:=[.F18]*[.$J18]/[Tabelle2.$B$3]" office:value-type="float" office:value="3.02776128348289">
            <text:p>3.0277612835</text:p>
          </table:table-cell>
          <table:table-cell table:formula="of:=[Tabelle2.$B$1]/[.G18]+[Tabelle2.$B$2]" office:value-type="float" office:value="38.5095554405474">
            <text:p>38.5095554405</text:p>
          </table:table-cell>
          <table:table-cell/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/>
          <table:table-cell office:value-type="float" office:value="-56.823">
            <text:p>-56.823</text:p>
          </table:table-cell>
          <table:table-cell office:value-type="float" office:value="62.68">
            <text:p>62.68</text:p>
          </table:table-cell>
          <table:table-cell office:value-type="float" office:value="40.67">
            <text:p>40.67</text:p>
          </table:table-cell>
          <table:table-cell table:formula="of:=[.P18]*[.$U18]/[Tabelle2.$B$3]" office:value-type="float" office:value="-10.2925242427968">
            <text:p>-10.2925242428</text:p>
          </table:table-cell>
          <table:table-cell table:formula="of:=[.Q18]*[.$U18]/[Tabelle2.$B$3]" office:value-type="float" office:value="11.3534206138096">
            <text:p>11.3534206138</text:p>
          </table:table-cell>
          <table:table-cell table:formula="of:=[Tabelle2.$B$1]/[.R18]+[Tabelle2.$B$2]" office:value-type="float" office:value="39.8492746496189">
            <text:p>39.8492746496</text:p>
          </table:table-cell>
          <table:table-cell/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/>
          <table:table-cell office:value-type="float" office:value="-42.8793">
            <text:p>-42.8793</text:p>
          </table:table-cell>
          <table:table-cell office:value-type="float" office:value="15.5514">
            <text:p>15.5514</text:p>
          </table:table-cell>
          <table:table-cell office:value-type="float" office:value="32.4699">
            <text:p>32.4699</text:p>
          </table:table-cell>
          <table:table-cell table:formula="of:=[.E19]*[.$J19]/[Tabelle2.$B$3]" office:value-type="float" office:value="-9.67911548052896">
            <text:p>-9.6791154805</text:p>
          </table:table-cell>
          <table:table-cell table:formula="of:=[.F19]*[.$J19]/[Tabelle2.$B$3]" office:value-type="float" office:value="3.51040703751922">
            <text:p>3.5104070375</text:p>
          </table:table-cell>
          <table:table-cell table:formula="of:=[Tabelle2.$B$1]/[.G19]+[Tabelle2.$B$2]" office:value-type="float" office:value="49.6604516798635">
            <text:p>49.6604516799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/>
          <table:table-cell office:value-type="float" office:value="-42.52">
            <text:p>-42.52</text:p>
          </table:table-cell>
          <table:table-cell office:value-type="float" office:value="51.48">
            <text:p>51.48</text:p>
          </table:table-cell>
          <table:table-cell office:value-type="float" office:value="33.53">
            <text:p>33.53</text:p>
          </table:table-cell>
          <table:table-cell table:formula="of:=[.P19]*[.$U19]/[Tabelle2.$B$3]" office:value-type="float" office:value="-9.30066637746387">
            <text:p>-9.3006663775</text:p>
          </table:table-cell>
          <table:table-cell table:formula="of:=[.Q19]*[.$U19]/[Tabelle2.$B$3]" office:value-type="float" office:value="11.2605433939755">
            <text:p>11.260543394</text:p>
          </table:table-cell>
          <table:table-cell table:formula="of:=[Tabelle2.$B$1]/[.R19]+[Tabelle2.$B$2]" office:value-type="float" office:value="48.1219803161348">
            <text:p>48.1219803161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/>
          <table:table-cell office:value-type="float" office:value="-35.3166">
            <text:p>-35.3166</text:p>
          </table:table-cell>
          <table:table-cell office:value-type="float" office:value="13.5371">
            <text:p>13.5371</text:p>
          </table:table-cell>
          <table:table-cell office:value-type="float" office:value="28.2454">
            <text:p>28.2454</text:p>
          </table:table-cell>
          <table:table-cell table:formula="of:=[.E20]*[.$J20]/[Tabelle2.$B$3]" office:value-type="float" office:value="-9.14030723806354">
            <text:p>-9.1403072381</text:p>
          </table:table-cell>
          <table:table-cell table:formula="of:=[.F20]*[.$J20]/[Tabelle2.$B$3]" office:value-type="float" office:value="3.5035437474839">
            <text:p>3.5035437475</text:p>
          </table:table-cell>
          <table:table-cell table:formula="of:=[Tabelle2.$B$1]/[.G20]+[Tabelle2.$B$2]" office:value-type="float" office:value="56.938312079135">
            <text:p>56.9383120791</text:p>
          </table:table-cell>
          <table:table-cell/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/>
          <table:table-cell office:value-type="float" office:value="-36.27">
            <text:p>-36.27</text:p>
          </table:table-cell>
          <table:table-cell office:value-type="float" office:value="42.63">
            <text:p>42.63</text:p>
          </table:table-cell>
          <table:table-cell office:value-type="float" office:value="27.74">
            <text:p>27.74</text:p>
          </table:table-cell>
          <table:table-cell table:formula="of:=[.P20]*[.$U20]/[Tabelle2.$B$3]" office:value-type="float" office:value="-9.55507796421315">
            <text:p>-9.5550779642</text:p>
          </table:table-cell>
          <table:table-cell table:formula="of:=[.Q20]*[.$U20]/[Tabelle2.$B$3]" office:value-type="float" office:value="11.230575506325">
            <text:p>11.2305755063</text:p>
          </table:table-cell>
          <table:table-cell table:formula="of:=[Tabelle2.$B$1]/[.R20]+[Tabelle2.$B$2]" office:value-type="float" office:value="57.957462148522">
            <text:p>57.9574621485</text:p>
          </table:table-cell>
          <table:table-cell/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/>
          <table:table-cell office:value-type="float" office:value="-29.4924">
            <text:p>-29.4924</text:p>
          </table:table-cell>
          <table:table-cell office:value-type="float" office:value="12.0561">
            <text:p>12.0561</text:p>
          </table:table-cell>
          <table:table-cell office:value-type="float" office:value="24.852">
            <text:p>24.852</text:p>
          </table:table-cell>
          <table:table-cell table:formula="of:=[.E21]*[.$J21]/[Tabelle2.$B$3]" office:value-type="float" office:value="-8.65687362363373">
            <text:p>-8.6568736236</text:p>
          </table:table-cell>
          <table:table-cell table:formula="of:=[.F21]*[.$J21]/[Tabelle2.$B$3]" office:value-type="float" office:value="3.53881454523506">
            <text:p>3.5388145452</text:p>
          </table:table-cell>
          <table:table-cell table:formula="of:=[Tabelle2.$B$1]/[.G21]+[Tabelle2.$B$2]" office:value-type="float" office:value="64.576372122968">
            <text:p>64.576372123</text:p>
          </table:table-cell>
          <table:table-cell/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/>
          <table:table-cell office:value-type="float" office:value="-29.81">
            <text:p>-29.81</text:p>
          </table:table-cell>
          <table:table-cell office:value-type="float" office:value="35.99">
            <text:p>35.99</text:p>
          </table:table-cell>
          <table:table-cell office:value-type="float" office:value="22.69">
            <text:p>22.69</text:p>
          </table:table-cell>
          <table:table-cell table:formula="of:=[.P21]*[.$U21]/[Tabelle2.$B$3]" office:value-type="float" office:value="-9.57093411194359">
            <text:p>-9.5709341119</text:p>
          </table:table-cell>
          <table:table-cell table:formula="of:=[.Q21]*[.$U21]/[Tabelle2.$B$3]" office:value-type="float" office:value="11.5551130053287">
            <text:p>11.5551130053</text:p>
          </table:table-cell>
          <table:table-cell table:formula="of:=[Tabelle2.$B$1]/[.R21]+[Tabelle2.$B$2]" office:value-type="float" office:value="70.6342000881446">
            <text:p>70.6342000881</text:p>
          </table:table-cell>
          <table:table-cell/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/>
          <table:table-cell office:value-type="float" office:value="-25.883">
            <text:p>-25.883</text:p>
          </table:table-cell>
          <table:table-cell office:value-type="float" office:value="10.5">
            <text:p>10.5</text:p>
          </table:table-cell>
          <table:table-cell office:value-type="float" office:value="19.9257">
            <text:p>19.9257</text:p>
          </table:table-cell>
          <table:table-cell table:formula="of:=[.E22]*[.$J22]/[Tabelle2.$B$3]" office:value-type="float" office:value="-9.44665726197825">
            <text:p>-9.446657262</text:p>
          </table:table-cell>
          <table:table-cell table:formula="of:=[.F22]*[.$J22]/[Tabelle2.$B$3]" office:value-type="float" office:value="3.83224128774762">
            <text:p>3.8322412877</text:p>
          </table:table-cell>
          <table:table-cell table:formula="of:=[Tabelle2.$B$1]/[.G22]+[Tabelle2.$B$2]" office:value-type="float" office:value="80.2945793623311">
            <text:p>80.2945793623</text:p>
          </table:table-cell>
          <table:table-cell/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/>
          <table:table-cell office:value-type="float" office:value="-26.85">
            <text:p>-26.85</text:p>
          </table:table-cell>
          <table:table-cell office:value-type="float" office:value="31.22">
            <text:p>31.22</text:p>
          </table:table-cell>
          <table:table-cell office:value-type="float" office:value="19.21">
            <text:p>19.21</text:p>
          </table:table-cell>
          <table:table-cell table:formula="of:=[.P22]*[.$U22]/[Tabelle2.$B$3]" office:value-type="float" office:value="-10.1601411433439">
            <text:p>-10.1601411433</text:p>
          </table:table-cell>
          <table:table-cell table:formula="of:=[.Q22]*[.$U22]/[Tabelle2.$B$3]" office:value-type="float" office:value="11.8137656050353">
            <text:p>11.813765605</text:p>
          </table:table-cell>
          <table:table-cell table:formula="of:=[Tabelle2.$B$1]/[.R22]+[Tabelle2.$B$2]" office:value-type="float" office:value="83.2488287350338">
            <text:p>83.248828735</text:p>
          </table:table-cell>
          <table:table-cell/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/>
          <table:table-cell office:value-type="float" office:value="-22.68">
            <text:p>-22.68</text:p>
          </table:table-cell>
          <table:table-cell office:value-type="float" office:value="10.23">
            <text:p>10.23</text:p>
          </table:table-cell>
          <table:table-cell office:value-type="float" office:value="18.6745">
            <text:p>18.6745</text:p>
          </table:table-cell>
          <table:table-cell table:formula="of:=[.E23]*[.$J23]/[Tabelle2.$B$3]" office:value-type="float" office:value="-8.82533977056706">
            <text:p>-8.8253397706</text:p>
          </table:table-cell>
          <table:table-cell table:formula="of:=[.F23]*[.$J23]/[Tabelle2.$B$3]" office:value-type="float" office:value="3.98074188063938">
            <text:p>3.9807418806</text:p>
          </table:table-cell>
          <table:table-cell table:formula="of:=[Tabelle2.$B$1]/[.G23]+[Tabelle2.$B$2]" office:value-type="float" office:value="85.6073522718145">
            <text:p>85.6073522718</text:p>
          </table:table-cell>
          <table:table-cell/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/>
          <table:table-cell office:value-type="float" office:value="-21.77">
            <text:p>-21.77</text:p>
          </table:table-cell>
          <table:table-cell office:value-type="float" office:value="27.89">
            <text:p>27.89</text:p>
          </table:table-cell>
          <table:table-cell office:value-type="float" office:value="18.49">
            <text:p>18.49</text:p>
          </table:table-cell>
          <table:table-cell table:formula="of:=[.P23]*[.$U23]/[Tabelle2.$B$3]" office:value-type="float" office:value="-8.55477833226806">
            <text:p>-8.5547783323</text:p>
          </table:table-cell>
          <table:table-cell table:formula="of:=[.Q23]*[.$U23]/[Tabelle2.$B$3]" office:value-type="float" office:value="10.9597045331629">
            <text:p>10.9597045332</text:p>
          </table:table-cell>
          <table:table-cell table:formula="of:=[Tabelle2.$B$1]/[.R23]+[Tabelle2.$B$2]" office:value-type="float" office:value="86.4515954570038">
            <text:p>86.451595457</text:p>
          </table:table-cell>
          <table:table-cell/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/>
          <table:table-cell office:value-type="float" office:value="-19.58">
            <text:p>-19.58</text:p>
          </table:table-cell>
          <table:table-cell office:value-type="float" office:value="9.86">
            <text:p>9.86</text:p>
          </table:table-cell>
          <table:table-cell office:value-type="float" office:value="16.85">
            <text:p>16.85</text:p>
          </table:table-cell>
          <table:table-cell table:formula="of:=[.E24]*[.$J24]/[Tabelle2.$B$3]" office:value-type="float" office:value="-8.43440059347181">
            <text:p>-8.4344005935</text:p>
          </table:table-cell>
          <table:table-cell table:formula="of:=[.F24]*[.$J24]/[Tabelle2.$B$3]" office:value-type="float" office:value="4.24735392500674">
            <text:p>4.247353925</text:p>
          </table:table-cell>
          <table:table-cell table:formula="of:=[Tabelle2.$B$1]/[.G24]+[Tabelle2.$B$2]" office:value-type="float" office:value="94.7685459940653">
            <text:p>94.7685459941</text:p>
          </table:table-cell>
          <table:table-cell/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/>
          <table:table-cell office:value-type="float" office:value="-20.35">
            <text:p>-20.35</text:p>
          </table:table-cell>
          <table:table-cell office:value-type="float" office:value="24.91">
            <text:p>24.91</text:p>
          </table:table-cell>
          <table:table-cell office:value-type="float" office:value="16.26">
            <text:p>16.26</text:p>
          </table:table-cell>
          <table:table-cell table:formula="of:=[.P24]*[.$U24]/[Tabelle2.$B$3]" office:value-type="float" office:value="-9.08081488314883">
            <text:p>-9.0808148831</text:p>
          </table:table-cell>
          <table:table-cell table:formula="of:=[.Q24]*[.$U24]/[Tabelle2.$B$3]" office:value-type="float" office:value="11.1156313876775">
            <text:p>11.1156313877</text:p>
          </table:table-cell>
          <table:table-cell table:formula="of:=[Tabelle2.$B$1]/[.R24]+[Tabelle2.$B$2]" office:value-type="float" office:value="98.1709717097171">
            <text:p>98.1709717097</text:p>
          </table:table-cell>
          <table:table-cell/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/>
          <table:table-cell office:value-type="float" office:value="-20.1">
            <text:p>-20.1</text:p>
          </table:table-cell>
          <table:table-cell office:value-type="float" office:value="7.79">
            <text:p>7.79</text:p>
          </table:table-cell>
          <table:table-cell office:value-type="float" office:value="15.1631">
            <text:p>15.1631</text:p>
          </table:table-cell>
          <table:table-cell table:formula="of:=[.E25]*[.$J25]/[Tabelle2.$B$3]" office:value-type="float" office:value="-9.61148455191161">
            <text:p>-9.6114845519</text:p>
          </table:table-cell>
          <table:table-cell table:formula="of:=[.F25]*[.$J25]/[Tabelle2.$B$3]" office:value-type="float" office:value="3.72504799300455">
            <text:p>3.725047993</text:p>
          </table:table-cell>
          <table:table-cell table:formula="of:=[Tabelle2.$B$1]/[.G25]+[Tabelle2.$B$2]" office:value-type="float" office:value="105.200328428883">
            <text:p>105.2003284289</text:p>
          </table:table-cell>
          <table:table-cell/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8.46">
            <text:p>-18.46</text:p>
          </table:table-cell>
          <table:table-cell office:value-type="float" office:value="23.4">
            <text:p>23.4</text:p>
          </table:table-cell>
          <table:table-cell office:value-type="float" office:value="15.14">
            <text:p>15.14</text:p>
          </table:table-cell>
          <table:table-cell table:formula="of:=[.P25]*[.$U25]/[Tabelle2.$B$3]" office:value-type="float" office:value="-8.84060417917617">
            <text:p>-8.8406041792</text:p>
          </table:table-cell>
          <table:table-cell table:formula="of:=[.Q25]*[.$U25]/[Tabelle2.$B$3]" office:value-type="float" office:value="11.2063996637444">
            <text:p>11.2063996637</text:p>
          </table:table-cell>
          <table:table-cell table:formula="of:=[Tabelle2.$B$1]/[.R25]+[Tabelle2.$B$2]" office:value-type="float" office:value="105.359313077939">
            <text:p>105.3593130779</text:p>
          </table:table-cell>
          <table:table-cell/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/>
          <table:table-cell office:value-type="float" office:value="-19.3972">
            <text:p>-19.3972</text:p>
          </table:table-cell>
          <table:table-cell office:value-type="float" office:value="7.01336">
            <text:p>7.01336</text:p>
          </table:table-cell>
          <table:table-cell office:value-type="float" office:value="13.7981">
            <text:p>13.7981</text:p>
          </table:table-cell>
          <table:table-cell table:formula="of:=[.E26]*[.$J26]/[Tabelle2.$B$3]" office:value-type="float" office:value="-10.1842811379564">
            <text:p>-10.184281138</text:p>
          </table:table-cell>
          <table:table-cell table:formula="of:=[.F26]*[.$J26]/[Tabelle2.$B$3]" office:value-type="float" office:value="3.68228558563597">
            <text:p>3.6822855856</text:p>
          </table:table-cell>
          <table:table-cell table:formula="of:=[Tabelle2.$B$1]/[.G26]+[Tabelle2.$B$2]" office:value-type="float" office:value="115.508519288888">
            <text:p>115.5085192889</text:p>
          </table:table-cell>
          <table:table-cell/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8.22">
            <text:p>-18.22</text:p>
          </table:table-cell>
          <table:table-cell office:value-type="float" office:value="21.35">
            <text:p>21.35</text:p>
          </table:table-cell>
          <table:table-cell office:value-type="float" office:value="14.13">
            <text:p>14.13</text:p>
          </table:table-cell>
          <table:table-cell table:formula="of:=[.P26]*[.$U26]/[Tabelle2.$B$3]" office:value-type="float" office:value="-9.34344997748182">
            <text:p>-9.3434499775</text:p>
          </table:table-cell>
          <table:table-cell table:formula="of:=[.Q26]*[.$U26]/[Tabelle2.$B$3]" office:value-type="float" office:value="10.9485541722962">
            <text:p>10.9485541723</text:p>
          </table:table-cell>
          <table:table-cell table:formula="of:=[Tabelle2.$B$1]/[.R26]+[Tabelle2.$B$2]" office:value-type="float" office:value="112.818825194621">
            <text:p>112.8188251946</text:p>
          </table:table-cell>
          <table:table-cell/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/>
          <table:table-cell office:value-type="float" office:value="-17.2817">
            <text:p>-17.2817</text:p>
          </table:table-cell>
          <table:table-cell office:value-type="float" office:value="6.76956">
            <text:p>6.76956</text:p>
          </table:table-cell>
          <table:table-cell office:value-type="float" office:value="13.3619">
            <text:p>13.3619</text:p>
          </table:table-cell>
          <table:table-cell table:formula="of:=[.E27]*[.$J27]/[Tabelle2.$B$3]" office:value-type="float" office:value="-9.36720429226859">
            <text:p>-9.3672042923</text:p>
          </table:table-cell>
          <table:table-cell table:formula="of:=[.F27]*[.$J27]/[Tabelle2.$B$3]" office:value-type="float" office:value="3.66930634652666">
            <text:p>3.6693063465</text:p>
          </table:table-cell>
          <table:table-cell table:formula="of:=[Tabelle2.$B$1]/[.G27]+[Tabelle2.$B$2]" office:value-type="float" office:value="119.246656538367">
            <text:p>119.2466565384</text:p>
          </table:table-cell>
          <table:table-cell/>
          <table:table-cell office:value-type="float" office:value="130">
            <text:p>13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6.29">
            <text:p>-16.29</text:p>
          </table:table-cell>
          <table:table-cell office:value-type="float" office:value="17.72">
            <text:p>17.72</text:p>
          </table:table-cell>
          <table:table-cell office:value-type="float" office:value="12.25">
            <text:p>12.25</text:p>
          </table:table-cell>
          <table:table-cell table:formula="of:=[.P27]*[.$U27]/[Tabelle2.$B$3]" office:value-type="float" office:value="-9.62439795918367">
            <text:p>-9.6243979592</text:p>
          </table:table-cell>
          <table:table-cell table:formula="of:=[.Q27]*[.$U27]/[Tabelle2.$B$3]" office:value-type="float" office:value="10.4692653061224">
            <text:p>10.4692653061</text:p>
          </table:table-cell>
          <table:table-cell table:formula="of:=[Tabelle2.$B$1]/[.R27]+[Tabelle2.$B$2]" office:value-type="float" office:value="129.979591836735">
            <text:p>129.9795918367</text:p>
          </table:table-cell>
          <table:table-cell/>
          <table:table-cell office:value-type="float" office:value="130">
            <text:p>13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.6">
            <text:p>3.6</text:p>
          </table:table-cell>
          <table:table-cell/>
          <table:table-cell office:value-type="float" office:value="-149.389">
            <text:p>-149.389</text:p>
          </table:table-cell>
          <table:table-cell office:value-type="float" office:value="23.8434">
            <text:p>23.8434</text:p>
          </table:table-cell>
          <table:table-cell office:value-type="float" office:value="60.5118">
            <text:p>60.5118</text:p>
          </table:table-cell>
          <table:table-cell table:formula="of:=[.E28]*[.$J28]/[Tabelle2.$B$3]" office:value-type="float" office:value="-18.4092131459709">
            <text:p>-18.409213146</text:p>
          </table:table-cell>
          <table:table-cell table:formula="of:=[.F28]*[.$J28]/[Tabelle2.$B$3]" office:value-type="float" office:value="2.93822324752588">
            <text:p>2.9382232475</text:p>
          </table:table-cell>
          <table:table-cell table:formula="of:=[Tabelle2.$B$1]/[.G28]+[Tabelle2.$B$2]" office:value-type="float" office:value="27.1106098314709">
            <text:p>27.1106098315</text:p>
          </table:table-cell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49.61">
            <text:p>-149.61</text:p>
          </table:table-cell>
          <table:table-cell office:value-type="float" office:value="85.49">
            <text:p>85.49</text:p>
          </table:table-cell>
          <table:table-cell office:value-type="float" office:value="53.35">
            <text:p>53.35</text:p>
          </table:table-cell>
          <table:table-cell table:formula="of:=[.P28]*[.$U28]/[Tabelle2.$B$3]" office:value-type="float" office:value="-20.8200982789469">
            <text:p>-20.8200982789</text:p>
          </table:table-cell>
          <table:table-cell table:formula="of:=[.Q28]*[.$U28]/[Tabelle2.$B$3]" office:value-type="float" office:value="11.8970002130016">
            <text:p>11.897000213</text:p>
          </table:table-cell>
          <table:table-cell table:formula="of:=[Tabelle2.$B$1]/[.R28]+[Tabelle2.$B$2]" office:value-type="float" office:value="30.6157450796626">
            <text:p>30.6157450797</text:p>
          </table:table-cell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.6">
            <text:p>3.6</text:p>
          </table:table-cell>
          <table:table-cell/>
          <table:table-cell office:value-type="float" office:value="-112.44">
            <text:p>-112.44</text:p>
          </table:table-cell>
          <table:table-cell office:value-type="float" office:value="18.879">
            <text:p>18.879</text:p>
          </table:table-cell>
          <table:table-cell office:value-type="float" office:value="47.0302">
            <text:p>47.0302</text:p>
          </table:table-cell>
          <table:table-cell table:formula="of:=[.E29]*[.$J29]/[Tabelle2.$B$3]" office:value-type="float" office:value="-17.6814120296398">
            <text:p>-17.6814120296</text:p>
          </table:table-cell>
          <table:table-cell table:formula="of:=[.F29]*[.$J29]/[Tabelle2.$B$3]" office:value-type="float" office:value="2.9687600294163">
            <text:p>2.9687600294</text:p>
          </table:table-cell>
          <table:table-cell table:formula="of:=[Tabelle2.$B$1]/[.G29]+[Tabelle2.$B$2]" office:value-type="float" office:value="34.5954344229878">
            <text:p>34.595434423</text:p>
          </table:table-cell>
          <table:table-cell/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08.05">
            <text:p>-108.05</text:p>
          </table:table-cell>
          <table:table-cell office:value-type="float" office:value="63.83">
            <text:p>63.83</text:p>
          </table:table-cell>
          <table:table-cell office:value-type="float" office:value="41.06">
            <text:p>41.06</text:p>
          </table:table-cell>
          <table:table-cell table:formula="of:=[.P29]*[.$U29]/[Tabelle2.$B$3]" office:value-type="float" office:value="-19.3901976043927">
            <text:p>-19.3901976044</text:p>
          </table:table-cell>
          <table:table-cell table:formula="of:=[.Q29]*[.$U29]/[Tabelle2.$B$3]" office:value-type="float" office:value="11.4546627773104">
            <text:p>11.4546627773</text:p>
          </table:table-cell>
          <table:table-cell table:formula="of:=[Tabelle2.$B$1]/[.R29]+[Tabelle2.$B$2]" office:value-type="float" office:value="39.4802727715538">
            <text:p>39.4802727716</text:p>
          </table:table-cell>
          <table:table-cell/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.6">
            <text:p>3.6</text:p>
          </table:table-cell>
          <table:table-cell/>
          <table:table-cell office:value-type="float" office:value="-87.043">
            <text:p>-87.043</text:p>
          </table:table-cell>
          <table:table-cell office:value-type="float" office:value="16.0877">
            <text:p>16.0877</text:p>
          </table:table-cell>
          <table:table-cell office:value-type="float" office:value="36.6098">
            <text:p>36.6098</text:p>
          </table:table-cell>
          <table:table-cell table:formula="of:=[.E30]*[.$J30]/[Tabelle2.$B$3]" office:value-type="float" office:value="-17.4710505758021">
            <text:p>-17.4710505758</text:p>
          </table:table-cell>
          <table:table-cell table:formula="of:=[.F30]*[.$J30]/[Tabelle2.$B$3]" office:value-type="float" office:value="3.22908241154753">
            <text:p>3.2290824115</text:p>
          </table:table-cell>
          <table:table-cell table:formula="of:=[Tabelle2.$B$1]/[.G30]+[Tabelle2.$B$2]" office:value-type="float" office:value="44.1578429819338">
            <text:p>44.1578429819</text:p>
          </table:table-cell>
          <table:table-cell/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/>
          <table:table-cell office:value-type="float" office:value="-89.81">
            <text:p>-89.81</text:p>
          </table:table-cell>
          <table:table-cell office:value-type="float" office:value="51.03">
            <text:p>51.03</text:p>
          </table:table-cell>
          <table:table-cell office:value-type="float" office:value="33.61">
            <text:p>33.61</text:p>
          </table:table-cell>
          <table:table-cell table:formula="of:=[.P30]*[.$U30]/[Tabelle2.$B$3]" office:value-type="float" office:value="-19.5989172729978">
            <text:p>-19.598917273</text:p>
          </table:table-cell>
          <table:table-cell table:formula="of:=[.Q30]*[.$U30]/[Tabelle2.$B$3]" office:value-type="float" office:value="11.1360956290065">
            <text:p>11.136095629</text:p>
          </table:table-cell>
          <table:table-cell table:formula="of:=[Tabelle2.$B$1]/[.R30]+[Tabelle2.$B$2]" office:value-type="float" office:value="48.0098185063969">
            <text:p>48.0098185064</text:p>
          </table:table-cell>
          <table:table-cell/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3.6">
            <text:p>3.6</text:p>
          </table:table-cell>
          <table:table-cell/>
          <table:table-cell office:value-type="float" office:value="-73.0742">
            <text:p>-73.0742</text:p>
          </table:table-cell>
          <table:table-cell office:value-type="float" office:value="13.7614">
            <text:p>13.7614</text:p>
          </table:table-cell>
          <table:table-cell office:value-type="float" office:value="29.8362">
            <text:p>29.8362</text:p>
          </table:table-cell>
          <table:table-cell table:formula="of:=[.E31]*[.$J31]/[Tabelle2.$B$3]" office:value-type="float" office:value="-17.9217150560302">
            <text:p>-17.921715056</text:p>
          </table:table-cell>
          <table:table-cell table:formula="of:=[.F31]*[.$J31]/[Tabelle2.$B$3]" office:value-type="float" office:value="3.37503372697961">
            <text:p>3.375033727</text:p>
          </table:table-cell>
          <table:table-cell table:formula="of:=[Tabelle2.$B$1]/[.G31]+[Tabelle2.$B$2]" office:value-type="float" office:value="53.9558053639539">
            <text:p>53.955805364</text:p>
          </table:table-cell>
          <table:table-cell/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/>
          <table:table-cell office:value-type="float" office:value="-72.12">
            <text:p>-72.12</text:p>
          </table:table-cell>
          <table:table-cell office:value-type="float" office:value="42.34">
            <text:p>42.34</text:p>
          </table:table-cell>
          <table:table-cell office:value-type="float" office:value="27.82">
            <text:p>27.82</text:p>
          </table:table-cell>
          <table:table-cell table:formula="of:=[.P31]*[.$U31]/[Tabelle2.$B$3]" office:value-type="float" office:value="-18.9458170054245">
            <text:p>-18.9458170054</text:p>
          </table:table-cell>
          <table:table-cell table:formula="of:=[.Q31]*[.$U31]/[Tabelle2.$B$3]" office:value-type="float" office:value="11.1226551859356">
            <text:p>11.1226551859</text:p>
          </table:table-cell>
          <table:table-cell table:formula="of:=[Tabelle2.$B$1]/[.R31]+[Tabelle2.$B$2]" office:value-type="float" office:value="57.7936736161035">
            <text:p>57.7936736161</text:p>
          </table:table-cell>
          <table:table-cell/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3.6">
            <text:p>3.6</text:p>
          </table:table-cell>
          <table:table-cell/>
          <table:table-cell office:value-type="float" office:value="-59.9595">
            <text:p>-59.9595</text:p>
          </table:table-cell>
          <table:table-cell office:value-type="float" office:value="11.7409">
            <text:p>11.7409</text:p>
          </table:table-cell>
          <table:table-cell office:value-type="float" office:value="24.633">
            <text:p>24.633</text:p>
          </table:table-cell>
          <table:table-cell table:formula="of:=[.E32]*[.$J32]/[Tabelle2.$B$3]" office:value-type="float" office:value="-17.7538985698232">
            <text:p>-17.7538985698</text:p>
          </table:table-cell>
          <table:table-cell table:formula="of:=[.F32]*[.$J32]/[Tabelle2.$B$3]" office:value-type="float" office:value="3.47645907184745">
            <text:p>3.4764590718</text:p>
          </table:table-cell>
          <table:table-cell table:formula="of:=[Tabelle2.$B$1]/[.G32]+[Tabelle2.$B$2]" office:value-type="float" office:value="65.1415986684529">
            <text:p>65.1415986685</text:p>
          </table:table-cell>
          <table:table-cell/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/>
          <table:table-cell office:value-type="float" office:value="-59.76">
            <text:p>-59.76</text:p>
          </table:table-cell>
          <table:table-cell office:value-type="float" office:value="36.31">
            <text:p>36.31</text:p>
          </table:table-cell>
          <table:table-cell office:value-type="float" office:value="24.25">
            <text:p>24.25</text:p>
          </table:table-cell>
          <table:table-cell table:formula="of:=[.P32]*[.$U32]/[Tabelle2.$B$3]" office:value-type="float" office:value="-17.9700056232427">
            <text:p>-17.9700056232</text:p>
          </table:table-cell>
          <table:table-cell table:formula="of:=[.Q32]*[.$U32]/[Tabelle2.$B$3]" office:value-type="float" office:value="10.9185224929709">
            <text:p>10.918522493</text:p>
          </table:table-cell>
          <table:table-cell table:formula="of:=[Tabelle2.$B$1]/[.R32]+[Tabelle2.$B$2]" office:value-type="float" office:value="66.1546391752577">
            <text:p>66.1546391753</text:p>
          </table:table-cell>
          <table:table-cell/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3.6">
            <text:p>3.6</text:p>
          </table:table-cell>
          <table:table-cell/>
          <table:table-cell office:value-type="float" office:value="-52.5521">
            <text:p>-52.5521</text:p>
          </table:table-cell>
          <table:table-cell office:value-type="float" office:value="11.1331">
            <text:p>11.1331</text:p>
          </table:table-cell>
          <table:table-cell office:value-type="float" office:value="21.8494">
            <text:p>21.8494</text:p>
          </table:table-cell>
          <table:table-cell table:formula="of:=[.E33]*[.$J33]/[Tabelle2.$B$3]" office:value-type="float" office:value="-17.5125570025514">
            <text:p>-17.5125570026</text:p>
          </table:table-cell>
          <table:table-cell table:formula="of:=[.F33]*[.$J33]/[Tabelle2.$B$3]" office:value-type="float" office:value="3.71001441170009">
            <text:p>3.7100144117</text:p>
          </table:table-cell>
          <table:table-cell table:formula="of:=[Tabelle2.$B$1]/[.G33]+[Tabelle2.$B$2]" office:value-type="float" office:value="73.3131985317675">
            <text:p>73.3131985318</text:p>
          </table:table-cell>
          <table:table-cell/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/>
          <table:table-cell office:value-type="float" office:value="-52.73">
            <text:p>-52.73</text:p>
          </table:table-cell>
          <table:table-cell office:value-type="float" office:value="31.22">
            <text:p>31.22</text:p>
          </table:table-cell>
          <table:table-cell office:value-type="float" office:value="20.16">
            <text:p>20.16</text:p>
          </table:table-cell>
          <table:table-cell table:formula="of:=[.P33]*[.$U33]/[Tabelle2.$B$3]" office:value-type="float" office:value="-19.0242687590188">
            <text:p>-19.024268759</text:p>
          </table:table-cell>
          <table:table-cell table:formula="of:=[.Q33]*[.$U33]/[Tabelle2.$B$3]" office:value-type="float" office:value="11.2637525252525">
            <text:p>11.2637525253</text:p>
          </table:table-cell>
          <table:table-cell table:formula="of:=[Tabelle2.$B$1]/[.R33]+[Tabelle2.$B$2]" office:value-type="float" office:value="79.3730158730159">
            <text:p>79.373015873</text:p>
          </table:table-cell>
          <table:table-cell/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3.6">
            <text:p>3.6</text:p>
          </table:table-cell>
          <table:table-cell/>
          <table:table-cell office:value-type="float" office:value="-46.5424">
            <text:p>-46.5424</text:p>
          </table:table-cell>
          <table:table-cell office:value-type="float" office:value="10.2389">
            <text:p>10.2389</text:p>
          </table:table-cell>
          <table:table-cell office:value-type="float" office:value="19.153">
            <text:p>19.153</text:p>
          </table:table-cell>
          <table:table-cell table:formula="of:=[.E34]*[.$J34]/[Tabelle2.$B$3]" office:value-type="float" office:value="-17.6636032777206">
            <text:p>-17.6636032777</text:p>
          </table:table-cell>
          <table:table-cell table:formula="of:=[.F34]*[.$J34]/[Tabelle2.$B$3]" office:value-type="float" office:value="3.88583028808684">
            <text:p>3.8858302881</text:p>
          </table:table-cell>
          <table:table-cell table:formula="of:=[Tabelle2.$B$1]/[.G34]+[Tabelle2.$B$2]" office:value-type="float" office:value="83.4936041351224">
            <text:p>83.4936041351</text:p>
          </table:table-cell>
          <table:table-cell/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/>
          <table:table-cell office:value-type="float" office:value="-47.09">
            <text:p>-47.09</text:p>
          </table:table-cell>
          <table:table-cell office:value-type="float" office:value="28.19">
            <text:p>28.19</text:p>
          </table:table-cell>
          <table:table-cell office:value-type="float" office:value="18.92">
            <text:p>18.92</text:p>
          </table:table-cell>
          <table:table-cell table:formula="of:=[.P34]*[.$U34]/[Tabelle2.$B$3]" office:value-type="float" office:value="-18.0888772823371">
            <text:p>-18.0888772823</text:p>
          </table:table-cell>
          <table:table-cell table:formula="of:=[.Q34]*[.$U34]/[Tabelle2.$B$3]" office:value-type="float" office:value="10.8287417835864">
            <text:p>10.8287417836</text:p>
          </table:table-cell>
          <table:table-cell table:formula="of:=[Tabelle2.$B$1]/[.R34]+[Tabelle2.$B$2]" office:value-type="float" office:value="84.5095137420719">
            <text:p>84.5095137421</text:p>
          </table:table-cell>
          <table:table-cell/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.6">
            <text:p>3.6</text:p>
          </table:table-cell>
          <table:table-cell/>
          <table:table-cell office:value-type="float" office:value="-42.6058">
            <text:p>-42.6058</text:p>
          </table:table-cell>
          <table:table-cell office:value-type="float" office:value="8.35536">
            <text:p>8.35536</text:p>
          </table:table-cell>
          <table:table-cell office:value-type="float" office:value="15.1156">
            <text:p>15.1156</text:p>
          </table:table-cell>
          <table:table-cell table:formula="of:=[.E35]*[.$J35]/[Tabelle2.$B$3]" office:value-type="float" office:value="-20.4367962509773">
            <text:p>-20.436796251</text:p>
          </table:table-cell>
          <table:table-cell table:formula="of:=[.F35]*[.$J35]/[Tabelle2.$B$3]" office:value-type="float" office:value="4.00782968336625">
            <text:p>4.0078296834</text:p>
          </table:table-cell>
          <table:table-cell table:formula="of:=[Tabelle2.$B$1]/[.G35]+[Tabelle2.$B$2]" office:value-type="float" office:value="105.527772632247">
            <text:p>105.5277726322</text:p>
          </table:table-cell>
          <table:table-cell/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/>
          <table:table-cell office:value-type="float" office:value="-43.32">
            <text:p>-43.32</text:p>
          </table:table-cell>
          <table:table-cell office:value-type="float" office:value="25.38">
            <text:p>25.38</text:p>
          </table:table-cell>
          <table:table-cell office:value-type="float" office:value="17.3">
            <text:p>17.3</text:p>
          </table:table-cell>
          <table:table-cell table:formula="of:=[.P35]*[.$U35]/[Tabelle2.$B$3]" office:value-type="float" office:value="-18.180513925381">
            <text:p>-18.1805139254</text:p>
          </table:table-cell>
          <table:table-cell table:formula="of:=[.Q35]*[.$U35]/[Tabelle2.$B$3]" office:value-type="float" office:value="10.65146452969">
            <text:p>10.6514645297</text:p>
          </table:table-cell>
          <table:table-cell table:formula="of:=[Tabelle2.$B$1]/[.R35]+[Tabelle2.$B$2]" office:value-type="float" office:value="92.3294797687861">
            <text:p>92.3294797688</text:p>
          </table:table-cell>
          <table:table-cell/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 office:value-type="float" office:value="3.6">
            <text:p>3.6</text:p>
          </table:table-cell>
          <table:table-cell/>
          <table:table-cell office:value-type="float" office:value="-40.18">
            <text:p>-40.18</text:p>
          </table:table-cell>
          <table:table-cell office:value-type="float" office:value="7.31">
            <text:p>7.31</text:p>
          </table:table-cell>
          <table:table-cell office:value-type="float" office:value="14.8">
            <text:p>14.8</text:p>
          </table:table-cell>
          <table:table-cell table:formula="of:=[.E36]*[.$J36]/[Tabelle2.$B$3]" office:value-type="float" office:value="-19.6803022113022">
            <text:p>-19.6803022113</text:p>
          </table:table-cell>
          <table:table-cell table:formula="of:=[.F36]*[.$J36]/[Tabelle2.$B$3]" office:value-type="float" office:value="3.58046314496314">
            <text:p>3.580463145</text:p>
          </table:table-cell>
          <table:table-cell table:formula="of:=[Tabelle2.$B$1]/[.G36]+[Tabelle2.$B$2]" office:value-type="float" office:value="107.756756756757">
            <text:p>107.7567567568</text:p>
          </table:table-cell>
          <table:table-cell/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/>
          <table:table-cell office:value-type="float" office:value="-37.75">
            <text:p>-37.75</text:p>
          </table:table-cell>
          <table:table-cell office:value-type="float" office:value="22.39">
            <text:p>22.39</text:p>
          </table:table-cell>
          <table:table-cell office:value-type="float" office:value="15.35">
            <text:p>15.35</text:p>
          </table:table-cell>
          <table:table-cell table:formula="of:=[.P36]*[.$U36]/[Tabelle2.$B$3]" office:value-type="float" office:value="-17.8337170565591">
            <text:p>-17.8337170566</text:p>
          </table:table-cell>
          <table:table-cell table:formula="of:=[.Q36]*[.$U36]/[Tabelle2.$B$3]" office:value-type="float" office:value="10.5774019840095">
            <text:p>10.577401984</text:p>
          </table:table-cell>
          <table:table-cell table:formula="of:=[Tabelle2.$B$1]/[.R36]+[Tabelle2.$B$2]" office:value-type="float" office:value="103.931596091205">
            <text:p>103.9315960912</text:p>
          </table:table-cell>
          <table:table-cell/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office:value-type="float" office:value="3.6">
            <text:p>3.6</text:p>
          </table:table-cell>
          <table:table-cell/>
          <table:table-cell office:value-type="float" office:value="-37.022">
            <text:p>-37.022</text:p>
          </table:table-cell>
          <table:table-cell office:value-type="float" office:value="6.724">
            <text:p>6.724</text:p>
          </table:table-cell>
          <table:table-cell office:value-type="float" office:value="12.8244">
            <text:p>12.8244</text:p>
          </table:table-cell>
          <table:table-cell table:formula="of:=[.E37]*[.$J37]/[Tabelle2.$B$3]" office:value-type="float" office:value="-20.9010469165313">
            <text:p>-20.9010469165</text:p>
          </table:table-cell>
          <table:table-cell table:formula="of:=[.F37]*[.$J37]/[Tabelle2.$B$3]" office:value-type="float" office:value="3.79608447589963">
            <text:p>3.7960844759</text:p>
          </table:table-cell>
          <table:table-cell table:formula="of:=[Tabelle2.$B$1]/[.G37]+[Tabelle2.$B$2]" office:value-type="float" office:value="124.202644958049">
            <text:p>124.202644958</text:p>
          </table:table-cell>
          <table:table-cell/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/>
          <table:table-cell office:value-type="float" office:value="-34.36">
            <text:p>-34.36</text:p>
          </table:table-cell>
          <table:table-cell office:value-type="float" office:value="21.17">
            <text:p>21.17</text:p>
          </table:table-cell>
          <table:table-cell office:value-type="float" office:value="13.61">
            <text:p>13.61</text:p>
          </table:table-cell>
          <table:table-cell table:formula="of:=[.P37]*[.$U37]/[Tabelle2.$B$3]" office:value-type="float" office:value="-18.2875023712511">
            <text:p>-18.2875023713</text:p>
          </table:table-cell>
          <table:table-cell table:formula="of:=[.Q37]*[.$U37]/[Tabelle2.$B$3]" office:value-type="float" office:value="11.2673581257097">
            <text:p>11.2673581257</text:p>
          </table:table-cell>
          <table:table-cell table:formula="of:=[Tabelle2.$B$1]/[.R37]+[Tabelle2.$B$2]" office:value-type="float" office:value="117.091109478325">
            <text:p>117.0911094783</text:p>
          </table:table-cell>
          <table:table-cell/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0">
            <text:p>20</text:p>
          </table:table-cell>
          <table:table-cell office:value-type="float" office:value="3.6">
            <text:p>3.6</text:p>
          </table:table-cell>
          <table:table-cell/>
          <table:table-cell office:value-type="float" office:value="-33.6179">
            <text:p>-33.6179</text:p>
          </table:table-cell>
          <table:table-cell office:value-type="float" office:value="6.224">
            <text:p>6.224</text:p>
          </table:table-cell>
          <table:table-cell office:value-type="float" office:value="12.2567">
            <text:p>12.2567</text:p>
          </table:table-cell>
          <table:table-cell table:formula="of:=[.E38]*[.$J38]/[Tabelle2.$B$3]" office:value-type="float" office:value="-19.8512303530203">
            <text:p>-19.851230353</text:p>
          </table:table-cell>
          <table:table-cell table:formula="of:=[.F38]*[.$J38]/[Tabelle2.$B$3]" office:value-type="float" office:value="3.67524615508994">
            <text:p>3.6752461551</text:p>
          </table:table-cell>
          <table:table-cell table:formula="of:=[Tabelle2.$B$1]/[.G38]+[Tabelle2.$B$2]" office:value-type="float" office:value="129.909086458835">
            <text:p>129.9090864588</text:p>
          </table:table-cell>
          <table:table-cell/>
          <table:table-cell office:value-type="float" office:value="130">
            <text:p>130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/>
          <table:table-cell office:value-type="float" office:value="-31.25">
            <text:p>-31.25</text:p>
          </table:table-cell>
          <table:table-cell office:value-type="float" office:value="18.3">
            <text:p>18.3</text:p>
          </table:table-cell>
          <table:table-cell office:value-type="float" office:value="13.87">
            <text:p>13.87</text:p>
          </table:table-cell>
          <table:table-cell table:formula="of:=[.P38]*[.$U38]/[Tabelle2.$B$3]" office:value-type="float" office:value="-16.3231426558301">
            <text:p>-16.3231426558</text:p>
          </table:table-cell>
          <table:table-cell table:formula="of:=[.Q38]*[.$U38]/[Tabelle2.$B$3]" office:value-type="float" office:value="9.55883233925411">
            <text:p>9.5588323393</text:p>
          </table:table-cell>
          <table:table-cell table:formula="of:=[Tabelle2.$B$1]/[.R38]+[Tabelle2.$B$2]" office:value-type="float" office:value="114.914924297044">
            <text:p>114.914924297</text:p>
          </table:table-cell>
          <table:table-cell/>
          <table:table-cell office:value-type="float" office:value="130">
            <text:p>13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3.6">
            <text:p>3.6</text:p>
          </table:table-cell>
          <table:table-cell/>
          <table:table-cell office:value-type="float" office:value="-274.43">
            <text:p>-274.43</text:p>
          </table:table-cell>
          <table:table-cell office:value-type="float" office:value="19.32">
            <text:p>19.32</text:p>
          </table:table-cell>
          <table:table-cell office:value-type="float" office:value="47.69">
            <text:p>47.69</text:p>
          </table:table-cell>
          <table:table-cell table:formula="of:=[.E39]*[.$J39]/[Tabelle2.$B$3]" office:value-type="float" office:value="-42.574864818239">
            <text:p>-42.5748648182</text:p>
          </table:table-cell>
          <table:table-cell table:formula="of:=[.F39]*[.$J39]/[Tabelle2.$B$3]" office:value-type="float" office:value="2.99729034102823">
            <text:p>2.997290341</text:p>
          </table:table-cell>
          <table:table-cell table:formula="of:=[Tabelle2.$B$1]/[.G39]+[Tabelle2.$B$2]" office:value-type="float" office:value="34.1306353533235">
            <text:p>34.1306353533</text:p>
          </table:table-cell>
          <table:table-cell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1.9">
            <text:p>11.9</text:p>
          </table:table-cell>
          <table:table-cell/>
          <table:table-cell office:value-type="float" office:value="-271">
            <text:p>-271</text:p>
          </table:table-cell>
          <table:table-cell office:value-type="float" office:value="76.76">
            <text:p>76.76</text:p>
          </table:table-cell>
          <table:table-cell office:value-type="float" office:value="43.05">
            <text:p>43.05</text:p>
          </table:table-cell>
          <table:table-cell table:formula="of:=[.P39]*[.$U39]/[Tabelle2.$B$3]" office:value-type="float" office:value="-46.4414053426249">
            <text:p>-46.4414053426</text:p>
          </table:table-cell>
          <table:table-cell table:formula="of:=[.Q39]*[.$U39]/[Tabelle2.$B$3]" office:value-type="float" office:value="13.1543995354239">
            <text:p>13.1543995354</text:p>
          </table:table-cell>
          <table:table-cell table:formula="of:=[Tabelle2.$B$1]/[.R39]+[Tabelle2.$B$2]" office:value-type="float" office:value="37.7015098722416">
            <text:p>37.7015098722</text:p>
          </table:table-cell>
          <table:table-cell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3.6">
            <text:p>3.6</text:p>
          </table:table-cell>
          <table:table-cell/>
          <table:table-cell office:value-type="float" office:value="-219.412">
            <text:p>-219.412</text:p>
          </table:table-cell>
          <table:table-cell office:value-type="float" office:value="16.33">
            <text:p>16.33</text:p>
          </table:table-cell>
          <table:table-cell office:value-type="float" office:value="41.1132">
            <text:p>41.1132</text:p>
          </table:table-cell>
          <table:table-cell table:formula="of:=[.E40]*[.$J40]/[Tabelle2.$B$3]" office:value-type="float" office:value="-39.3250928299958">
            <text:p>-39.32509283</text:p>
          </table:table-cell>
          <table:table-cell table:formula="of:=[.F40]*[.$J40]/[Tabelle2.$B$3]" office:value-type="float" office:value="2.92681697406628">
            <text:p>2.9268169741</text:p>
          </table:table-cell>
          <table:table-cell table:formula="of:=[Tabelle2.$B$1]/[.G40]+[Tabelle2.$B$2]" office:value-type="float" office:value="39.4304797485966">
            <text:p>39.4304797486</text:p>
          </table:table-cell>
          <table:table-cell/>
          <table:table-cell table:number-columns-repeated="2" office:value-type="float" office:value="40">
            <text:p>40</text:p>
          </table:table-cell>
          <table:table-cell office:value-type="float" office:value="11.9">
            <text:p>11.9</text:p>
          </table:table-cell>
          <table:table-cell/>
          <table:table-cell office:value-type="float" office:value="-217.36">
            <text:p>-217.36</text:p>
          </table:table-cell>
          <table:table-cell office:value-type="float" office:value="60.47">
            <text:p>60.47</text:p>
          </table:table-cell>
          <table:table-cell office:value-type="float" office:value="38.9">
            <text:p>38.9</text:p>
          </table:table-cell>
          <table:table-cell table:formula="of:=[.P40]*[.$U40]/[Tabelle2.$B$3]" office:value-type="float" office:value="-41.1175629820052">
            <text:p>-41.117562982</text:p>
          </table:table-cell>
          <table:table-cell table:formula="of:=[.Q40]*[.$U40]/[Tabelle2.$B$3]" office:value-type="float" office:value="11.4389907688712">
            <text:p>11.4389907689</text:p>
          </table:table-cell>
          <table:table-cell table:formula="of:=[Tabelle2.$B$1]/[.R40]+[Tabelle2.$B$2]" office:value-type="float" office:value="41.6169665809769">
            <text:p>41.616966581</text:p>
          </table:table-cell>
          <table:table-cell/>
          <table:table-cell table:number-columns-repeated="2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3.6">
            <text:p>3.6</text:p>
          </table:table-cell>
          <table:table-cell/>
          <table:table-cell office:value-type="float" office:value="-179.912">
            <text:p>-179.912</text:p>
          </table:table-cell>
          <table:table-cell office:value-type="float" office:value="14.166">
            <text:p>14.166</text:p>
          </table:table-cell>
          <table:table-cell office:value-type="float" office:value="36.48">
            <text:p>36.48</text:p>
          </table:table-cell>
          <table:table-cell table:formula="of:=[.E41]*[.$J41]/[Tabelle2.$B$3]" office:value-type="float" office:value="-36.2370601275917">
            <text:p>-36.2370601276</text:p>
          </table:table-cell>
          <table:table-cell table:formula="of:=[.F41]*[.$J41]/[Tabelle2.$B$3]" office:value-type="float" office:value="2.85325155502392">
            <text:p>2.853251555</text:p>
          </table:table-cell>
          <table:table-cell table:formula="of:=[Tabelle2.$B$1]/[.G41]+[Tabelle2.$B$2]" office:value-type="float" office:value="44.3114035087719">
            <text:p>44.3114035088</text:p>
          </table:table-cell>
          <table:table-cell/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79.32">
            <text:p>-179.32</text:p>
          </table:table-cell>
          <table:table-cell office:value-type="float" office:value="50.19">
            <text:p>50.19</text:p>
          </table:table-cell>
          <table:table-cell office:value-type="float" office:value="33.35">
            <text:p>33.35</text:p>
          </table:table-cell>
          <table:table-cell table:formula="of:=[.P41]*[.$U41]/[Tabelle2.$B$3]" office:value-type="float" office:value="-39.4310919994548">
            <text:p>-39.4310919995</text:p>
          </table:table-cell>
          <table:table-cell table:formula="of:=[.Q41]*[.$U41]/[Tabelle2.$B$3]" office:value-type="float" office:value="11.0363958702467">
            <text:p>11.0363958702</text:p>
          </table:table-cell>
          <table:table-cell table:formula="of:=[Tabelle2.$B$1]/[.R41]+[Tabelle2.$B$2]" office:value-type="float" office:value="48.376311844078">
            <text:p>48.3763118441</text:p>
          </table:table-cell>
          <table:table-cell/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3.6">
            <text:p>3.6</text:p>
          </table:table-cell>
          <table:table-cell/>
          <table:table-cell office:value-type="float" office:value="-152.89">
            <text:p>-152.89</text:p>
          </table:table-cell>
          <table:table-cell office:value-type="float" office:value="12.3">
            <text:p>12.3</text:p>
          </table:table-cell>
          <table:table-cell office:value-type="float" office:value="29.34">
            <text:p>29.34</text:p>
          </table:table-cell>
          <table:table-cell table:formula="of:=[.E42]*[.$J42]/[Tabelle2.$B$3]" office:value-type="float" office:value="-38.1192279543905">
            <text:p>-38.1192279544</text:p>
          </table:table-cell>
          <table:table-cell table:formula="of:=[.F42]*[.$J42]/[Tabelle2.$B$3]" office:value-type="float" office:value="3.06669176426845">
            <text:p>3.0666917643</text:p>
          </table:table-cell>
          <table:table-cell table:formula="of:=[Tabelle2.$B$1]/[.G42]+[Tabelle2.$B$2]" office:value-type="float" office:value="54.8513974096796">
            <text:p>54.8513974097</text:p>
          </table:table-cell>
          <table:table-cell/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50">
            <text:p>-150</text:p>
          </table:table-cell>
          <table:table-cell office:value-type="float" office:value="41.6">
            <text:p>41.6</text:p>
          </table:table-cell>
          <table:table-cell office:value-type="float" office:value="28.19">
            <text:p>28.19</text:p>
          </table:table-cell>
          <table:table-cell table:formula="of:=[.P42]*[.$U42]/[Tabelle2.$B$3]" office:value-type="float" office:value="-38.8965300396659">
            <text:p>-38.8965300397</text:p>
          </table:table-cell>
          <table:table-cell table:formula="of:=[.Q42]*[.$U42]/[Tabelle2.$B$3]" office:value-type="float" office:value="10.7873043310007">
            <text:p>10.787304331</text:p>
          </table:table-cell>
          <table:table-cell table:formula="of:=[Tabelle2.$B$1]/[.R42]+[Tabelle2.$B$2]" office:value-type="float" office:value="57.0482440581767">
            <text:p>57.0482440582</text:p>
          </table:table-cell>
          <table:table-cell/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.6">
            <text:p>3.6</text:p>
          </table:table-cell>
          <table:table-cell/>
          <table:table-cell office:value-type="float" office:value="-130.67">
            <text:p>-130.67</text:p>
          </table:table-cell>
          <table:table-cell office:value-type="float" office:value="11.117">
            <text:p>11.117</text:p>
          </table:table-cell>
          <table:table-cell office:value-type="float" office:value="25.85">
            <text:p>25.85</text:p>
          </table:table-cell>
          <table:table-cell table:formula="of:=[.E43]*[.$J43]/[Tabelle2.$B$3]" office:value-type="float" office:value="-36.8975592579567">
            <text:p>-36.897559258</text:p>
          </table:table-cell>
          <table:table-cell table:formula="of:=[.F43]*[.$J43]/[Tabelle2.$B$3]" office:value-type="float" office:value="3.13913037629682">
            <text:p>3.1391303763</text:p>
          </table:table-cell>
          <table:table-cell table:formula="of:=[Tabelle2.$B$1]/[.G43]+[Tabelle2.$B$2]" office:value-type="float" office:value="62.1218568665377">
            <text:p>62.1218568665</text:p>
          </table:table-cell>
          <table:table-cell/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30.19">
            <text:p>-130.19</text:p>
          </table:table-cell>
          <table:table-cell office:value-type="float" office:value="35.88">
            <text:p>35.88</text:p>
          </table:table-cell>
          <table:table-cell office:value-type="float" office:value="24.79">
            <text:p>24.79</text:p>
          </table:table-cell>
          <table:table-cell table:formula="of:=[.P43]*[.$U43]/[Tabelle2.$B$3]" office:value-type="float" office:value="-38.308630697862">
            <text:p>-38.3086306979</text:p>
          </table:table-cell>
          <table:table-cell table:formula="of:=[.Q43]*[.$U43]/[Tabelle2.$B$3]" office:value-type="float" office:value="10.5577515127067">
            <text:p>10.5577515127</text:p>
          </table:table-cell>
          <table:table-cell table:formula="of:=[Tabelle2.$B$1]/[.R43]+[Tabelle2.$B$2]" office:value-type="float" office:value="64.735377168213">
            <text:p>64.7353771682</text:p>
          </table:table-cell>
          <table:table-cell/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3.6">
            <text:p>3.6</text:p>
          </table:table-cell>
          <table:table-cell/>
          <table:table-cell office:value-type="float" office:value="-114.7">
            <text:p>-114.7</text:p>
          </table:table-cell>
          <table:table-cell office:value-type="float" office:value="10.816">
            <text:p>10.816</text:p>
          </table:table-cell>
          <table:table-cell office:value-type="float" office:value="22.39">
            <text:p>22.39</text:p>
          </table:table-cell>
          <table:table-cell table:formula="of:=[.E44]*[.$J44]/[Tabelle2.$B$3]" office:value-type="float" office:value="-37.3125447643022">
            <text:p>-37.3125447643</text:p>
          </table:table-cell>
          <table:table-cell table:formula="of:=[.F44]*[.$J44]/[Tabelle2.$B$3]" office:value-type="float" office:value="3.51850465711154">
            <text:p>3.5185046571</text:p>
          </table:table-cell>
          <table:table-cell table:formula="of:=[Tabelle2.$B$1]/[.G44]+[Tabelle2.$B$2]" office:value-type="float" office:value="71.567217507816">
            <text:p>71.5672175078</text:p>
          </table:table-cell>
          <table:table-cell/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15.56">
            <text:p>-115.56</text:p>
          </table:table-cell>
          <table:table-cell office:value-type="float" office:value="31.97">
            <text:p>31.97</text:p>
          </table:table-cell>
          <table:table-cell office:value-type="float" office:value="22.54">
            <text:p>22.54</text:p>
          </table:table-cell>
          <table:table-cell table:formula="of:=[.P44]*[.$U44]/[Tabelle2.$B$3]" office:value-type="float" office:value="-37.3456324917319">
            <text:p>-37.3456324917</text:p>
          </table:table-cell>
          <table:table-cell table:formula="of:=[.Q44]*[.$U44]/[Tabelle2.$B$3]" office:value-type="float" office:value="10.3317745825603">
            <text:p>10.3317745826</text:p>
          </table:table-cell>
          <table:table-cell table:formula="of:=[Tabelle2.$B$1]/[.R44]+[Tabelle2.$B$2]" office:value-type="float" office:value="71.097604259095">
            <text:p>71.0976042591</text:p>
          </table:table-cell>
          <table:table-cell/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3.6">
            <text:p>3.6</text:p>
          </table:table-cell>
          <table:table-cell/>
          <table:table-cell office:value-type="float" office:value="-100.05">
            <text:p>-100.05</text:p>
          </table:table-cell>
          <table:table-cell office:value-type="float" office:value="9.12">
            <text:p>9.12</text:p>
          </table:table-cell>
          <table:table-cell office:value-type="float" office:value="19.25">
            <text:p>19.25</text:p>
          </table:table-cell>
          <table:table-cell table:formula="of:=[.E45]*[.$J45]/[Tabelle2.$B$3]" office:value-type="float" office:value="-37.7815731995277">
            <text:p>-37.7815731995</text:p>
          </table:table-cell>
          <table:table-cell table:formula="of:=[.F45]*[.$J45]/[Tabelle2.$B$3]" office:value-type="float" office:value="3.44395749704841">
            <text:p>3.443957497</text:p>
          </table:table-cell>
          <table:table-cell table:formula="of:=[Tabelle2.$B$1]/[.G45]+[Tabelle2.$B$2]" office:value-type="float" office:value="83.0779220779221">
            <text:p>83.0779220779</text:p>
          </table:table-cell>
          <table:table-cell/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11.9">
            <text:p>11.9</text:p>
          </table:table-cell>
          <table:table-cell/>
          <table:table-cell office:value-type="float" office:value="-96.92">
            <text:p>-96.92</text:p>
          </table:table-cell>
          <table:table-cell office:value-type="float" office:value="28.06">
            <text:p>28.06</text:p>
          </table:table-cell>
          <table:table-cell office:value-type="float" office:value="19.65">
            <text:p>19.65</text:p>
          </table:table-cell>
          <table:table-cell table:formula="of:=[.P45]*[.$U45]/[Tabelle2.$B$3]" office:value-type="float" office:value="-35.863538746241">
            <text:p>-35.8635387462</text:p>
          </table:table-cell>
          <table:table-cell table:formula="of:=[.Q45]*[.$U45]/[Tabelle2.$B$3]" office:value-type="float" office:value="10.3831087207957">
            <text:p>10.3831087208</text:p>
          </table:table-cell>
          <table:table-cell table:formula="of:=[Tabelle2.$B$1]/[.R45]+[Tabelle2.$B$2]" office:value-type="float" office:value="81.4071246819339">
            <text:p>81.4071246819</text:p>
          </table:table-cell>
          <table:table-cell/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.6">
            <text:p>3.6</text:p>
          </table:table-cell>
          <table:table-cell/>
          <table:table-cell office:value-type="float" office:value="-88.88">
            <text:p>-88.88</text:p>
          </table:table-cell>
          <table:table-cell office:value-type="float" office:value="8.59">
            <text:p>8.59</text:p>
          </table:table-cell>
          <table:table-cell office:value-type="float" office:value="18.06">
            <text:p>18.06</text:p>
          </table:table-cell>
          <table:table-cell table:formula="of:=[.E46]*[.$J46]/[Tabelle2.$B$3]" office:value-type="float" office:value="-35.748407530454">
            <text:p>-35.7484075305</text:p>
          </table:table-cell>
          <table:table-cell table:formula="of:=[.F46]*[.$J46]/[Tabelle2.$B$3]" office:value-type="float" office:value="3.45498223094735">
            <text:p>3.4549822309</text:p>
          </table:table-cell>
          <table:table-cell table:formula="of:=[Tabelle2.$B$1]/[.G46]+[Tabelle2.$B$2]" office:value-type="float" office:value="88.4861572535991">
            <text:p>88.4861572536</text:p>
          </table:table-cell>
          <table:table-cell/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1.9">
            <text:p>11.9</text:p>
          </table:table-cell>
          <table:table-cell/>
          <table:table-cell office:value-type="float" office:value="-87.61">
            <text:p>-87.61</text:p>
          </table:table-cell>
          <table:table-cell office:value-type="float" office:value="25.33">
            <text:p>25.33</text:p>
          </table:table-cell>
          <table:table-cell office:value-type="float" office:value="17.46">
            <text:p>17.46</text:p>
          </table:table-cell>
          <table:table-cell table:formula="of:=[.P46]*[.$U46]/[Tabelle2.$B$3]" office:value-type="float" office:value="-36.4348304175778">
            <text:p>-36.4348304176</text:p>
          </table:table-cell>
          <table:table-cell table:formula="of:=[.Q46]*[.$U46]/[Tabelle2.$B$3]" office:value-type="float" office:value="10.5341200145788">
            <text:p>10.5341200146</text:p>
          </table:table-cell>
          <table:table-cell table:formula="of:=[Tabelle2.$B$1]/[.R46]+[Tabelle2.$B$2]" office:value-type="float" office:value="91.4925544100802">
            <text:p>91.4925544101</text:p>
          </table:table-cell>
          <table:table-cell/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0">
            <text:p>40</text:p>
          </table:table-cell>
          <table:table-cell office:value-type="float" office:value="3.6">
            <text:p>3.6</text:p>
          </table:table-cell>
          <table:table-cell/>
          <table:table-cell office:value-type="float" office:value="-80.517">
            <text:p>-80.517</text:p>
          </table:table-cell>
          <table:table-cell office:value-type="float" office:value="7.28">
            <text:p>7.28</text:p>
          </table:table-cell>
          <table:table-cell office:value-type="float" office:value="15.216">
            <text:p>15.216</text:p>
          </table:table-cell>
          <table:table-cell table:formula="of:=[.E47]*[.$J47]/[Tabelle2.$B$3]" office:value-type="float" office:value="-38.3693022512188">
            <text:p>-38.3693022512</text:p>
          </table:table-cell>
          <table:table-cell table:formula="of:=[.F47]*[.$J47]/[Tabelle2.$B$3]" office:value-type="float" office:value="3.46918688461906">
            <text:p>3.4691868846</text:p>
          </table:table-cell>
          <table:table-cell table:formula="of:=[Tabelle2.$B$1]/[.G47]+[Tabelle2.$B$2]" office:value-type="float" office:value="104.838065194532">
            <text:p>104.8380651945</text:p>
          </table:table-cell>
          <table:table-cell/>
          <table:table-cell office:value-type="float" office:value="110">
            <text:p>110</text:p>
          </table:table-cell>
          <table:table-cell office:value-type="float" office:value="40">
            <text:p>40</text:p>
          </table:table-cell>
          <table:table-cell office:value-type="float" office:value="11.9">
            <text:p>11.9</text:p>
          </table:table-cell>
          <table:table-cell/>
          <table:table-cell office:value-type="float" office:value="-78.57">
            <text:p>-78.57</text:p>
          </table:table-cell>
          <table:table-cell office:value-type="float" office:value="22.04">
            <text:p>22.04</text:p>
          </table:table-cell>
          <table:table-cell office:value-type="float" office:value="16.41">
            <text:p>16.41</text:p>
          </table:table-cell>
          <table:table-cell table:formula="of:=[.P47]*[.$U47]/[Tabelle2.$B$3]" office:value-type="float" office:value="-34.7432091573874">
            <text:p>-34.7432091574</text:p>
          </table:table-cell>
          <table:table-cell table:formula="of:=[.Q47]*[.$U47]/[Tabelle2.$B$3]" office:value-type="float" office:value="9.74596321533433">
            <text:p>9.7459632153</text:p>
          </table:table-cell>
          <table:table-cell table:formula="of:=[Tabelle2.$B$1]/[.R47]+[Tabelle2.$B$2]" office:value-type="float" office:value="97.2827544180378">
            <text:p>97.282754418</text:p>
          </table:table-cell>
          <table:table-cell/>
          <table:table-cell office:value-type="float" office:value="110">
            <text:p>110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3.6">
            <text:p>3.6</text:p>
          </table:table-cell>
          <table:table-cell/>
          <table:table-cell office:value-type="float" office:value="-73.22">
            <text:p>-73.22</text:p>
          </table:table-cell>
          <table:table-cell office:value-type="float" office:value="6.68">
            <text:p>6.68</text:p>
          </table:table-cell>
          <table:table-cell office:value-type="float" office:value="13.59">
            <text:p>13.59</text:p>
          </table:table-cell>
          <table:table-cell table:formula="of:=[.E48]*[.$J48]/[Tabelle2.$B$3]" office:value-type="float" office:value="-39.0269114322028">
            <text:p>-39.0269114322</text:p>
          </table:table-cell>
          <table:table-cell table:formula="of:=[.F48]*[.$J48]/[Tabelle2.$B$3]" office:value-type="float" office:value="3.56049943140009">
            <text:p>3.5604994314</text:p>
          </table:table-cell>
          <table:table-cell table:formula="of:=[Tabelle2.$B$1]/[.G48]+[Tabelle2.$B$2]" office:value-type="float" office:value="117.26195732156">
            <text:p>117.2619573216</text:p>
          </table:table-cell>
          <table:table-cell/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11.9">
            <text:p>11.9</text:p>
          </table:table-cell>
          <table:table-cell/>
          <table:table-cell office:value-type="float" office:value="-70.07">
            <text:p>-70.07</text:p>
          </table:table-cell>
          <table:table-cell office:value-type="float" office:value="20.05">
            <text:p>20.05</text:p>
          </table:table-cell>
          <table:table-cell office:value-type="float" office:value="14.76">
            <text:p>14.76</text:p>
          </table:table-cell>
          <table:table-cell table:formula="of:=[.P48]*[.$U48]/[Tabelle2.$B$3]" office:value-type="float" office:value="-34.4126734417344">
            <text:p>-34.4126734417</text:p>
          </table:table-cell>
          <table:table-cell table:formula="of:=[.Q48]*[.$U48]/[Tabelle2.$B$3]" office:value-type="float" office:value="9.84692596698694">
            <text:p>9.846925967</text:p>
          </table:table-cell>
          <table:table-cell table:formula="of:=[Tabelle2.$B$1]/[.R48]+[Tabelle2.$B$2]" office:value-type="float" office:value="108.046070460705">
            <text:p>108.0460704607</text:p>
          </table:table-cell>
          <table:table-cell/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office:value-type="float" office:value="3.6">
            <text:p>3.6</text:p>
          </table:table-cell>
          <table:table-cell/>
          <table:table-cell office:value-type="float" office:value="-66.29">
            <text:p>-66.29</text:p>
          </table:table-cell>
          <table:table-cell office:value-type="float" office:value="6.2">
            <text:p>6.2</text:p>
          </table:table-cell>
          <table:table-cell office:value-type="float" office:value="12.3">
            <text:p>12.3</text:p>
          </table:table-cell>
          <table:table-cell table:formula="of:=[.E49]*[.$J49]/[Tabelle2.$B$3]" office:value-type="float" office:value="-39.0072309682188">
            <text:p>-39.0072309682</text:p>
          </table:table-cell>
          <table:table-cell table:formula="of:=[.F49]*[.$J49]/[Tabelle2.$B$3]" office:value-type="float" office:value="3.64828529194383">
            <text:p>3.6482852919</text:p>
          </table:table-cell>
          <table:table-cell table:formula="of:=[Tabelle2.$B$1]/[.G49]+[Tabelle2.$B$2]" office:value-type="float" office:value="129.455284552846">
            <text:p>129.4552845528</text:p>
          </table:table-cell>
          <table:table-cell/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office:value-type="float" office:value="11.9">
            <text:p>11.9</text:p>
          </table:table-cell>
          <table:table-cell/>
          <table:table-cell office:value-type="float" office:value="-64.15">
            <text:p>-64.15</text:p>
          </table:table-cell>
          <table:table-cell office:value-type="float" office:value="18.03">
            <text:p>18.03</text:p>
          </table:table-cell>
          <table:table-cell office:value-type="float" office:value="13.2">
            <text:p>13.2</text:p>
          </table:table-cell>
          <table:table-cell table:formula="of:=[.P49]*[.$U49]/[Tabelle2.$B$3]" office:value-type="float" office:value="-35.1941391184573">
            <text:p>-35.1941391185</text:p>
          </table:table-cell>
          <table:table-cell table:formula="of:=[.Q49]*[.$U49]/[Tabelle2.$B$3]" office:value-type="float" office:value="9.8916652892562">
            <text:p>9.8916652893</text:p>
          </table:table-cell>
          <table:table-cell table:formula="of:=[Tabelle2.$B$1]/[.R49]+[Tabelle2.$B$2]" office:value-type="float" office:value="120.69696969697">
            <text:p>120.696969697</text:p>
          </table:table-cell>
          <table:table-cell/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3.6">
            <text:p>3.6</text:p>
          </table:table-cell>
          <table:table-cell/>
          <table:table-cell office:value-type="float" office:value="-256.27">
            <text:p>-256.27</text:p>
          </table:table-cell>
          <table:table-cell office:value-type="float" office:value="12.77">
            <text:p>12.77</text:p>
          </table:table-cell>
          <table:table-cell office:value-type="float" office:value="29.44">
            <text:p>29.44</text:p>
          </table:table-cell>
          <table:table-cell table:formula="of:=[.E50]*[.$J50]/[Tabelle2.$B$3]" office:value-type="float" office:value="-63.6813223814229">
            <text:p>-63.6813223814</text:p>
          </table:table-cell>
          <table:table-cell table:formula="of:=[.F50]*[.$J50]/[Tabelle2.$B$3]" office:value-type="float" office:value="3.17325666996047">
            <text:p>3.17325667</text:p>
          </table:table-cell>
          <table:table-cell table:formula="of:=[Tabelle2.$B$1]/[.G50]+[Tabelle2.$B$2]" office:value-type="float" office:value="54.6684782608696">
            <text:p>54.6684782609</text:p>
          </table:table-cell>
          <table:table-cell/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11.9">
            <text:p>11.9</text:p>
          </table:table-cell>
          <table:table-cell/>
          <table:table-cell office:value-type="float" office:value="-253.28">
            <text:p>-253.28</text:p>
          </table:table-cell>
          <table:table-cell office:value-type="float" office:value="47.56">
            <text:p>47.56</text:p>
          </table:table-cell>
          <table:table-cell office:value-type="float" office:value="29.76">
            <text:p>29.76</text:p>
          </table:table-cell>
          <table:table-cell table:formula="of:=[.P50]*[.$U50]/[Tabelle2.$B$3]" office:value-type="float" office:value="-62.2739511241447">
            <text:p>-62.2739511241</text:p>
          </table:table-cell>
          <table:table-cell table:formula="of:=[.Q50]*[.$U50]/[Tabelle2.$B$3]" office:value-type="float" office:value="11.6935767350929">
            <text:p>11.6935767351</text:p>
          </table:table-cell>
          <table:table-cell table:formula="of:=[Tabelle2.$B$1]/[.R50]+[Tabelle2.$B$2]" office:value-type="float" office:value="54.0913978494624">
            <text:p>54.0913978495</text:p>
          </table:table-cell>
          <table:table-cell/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0">
            <text:p>60</text:p>
          </table:table-cell>
          <table:table-cell office:value-type="float" office:value="3.6">
            <text:p>3.6</text:p>
          </table:table-cell>
          <table:table-cell/>
          <table:table-cell office:value-type="float" office:value="-220.96">
            <text:p>-220.96</text:p>
          </table:table-cell>
          <table:table-cell office:value-type="float" office:value="12.01">
            <text:p>12.01</text:p>
          </table:table-cell>
          <table:table-cell office:value-type="float" office:value="25.84">
            <text:p>25.84</text:p>
          </table:table-cell>
          <table:table-cell table:formula="of:=[.E51]*[.$J51]/[Tabelle2.$B$3]" office:value-type="float" office:value="-62.4166912468337">
            <text:p>-62.4166912468</text:p>
          </table:table-cell>
          <table:table-cell table:formula="of:=[.F51]*[.$J51]/[Tabelle2.$B$3]" office:value-type="float" office:value="3.39257993245145">
            <text:p>3.3925799325</text:p>
          </table:table-cell>
          <table:table-cell table:formula="of:=[Tabelle2.$B$1]/[.G51]+[Tabelle2.$B$2]" office:value-type="float" office:value="62.1455108359133">
            <text:p>62.1455108359</text:p>
          </table:table-cell>
          <table:table-cell/>
          <table:table-cell table:number-columns-repeated="2" office:value-type="float" office:value="60">
            <text:p>60</text:p>
          </table:table-cell>
          <table:table-cell office:value-type="float" office:value="11.9">
            <text:p>11.9</text:p>
          </table:table-cell>
          <table:table-cell/>
          <table:table-cell office:value-type="float" office:value="-220.24">
            <text:p>-220.24</text:p>
          </table:table-cell>
          <table:table-cell office:value-type="float" office:value="41.51">
            <text:p>41.51</text:p>
          </table:table-cell>
          <table:table-cell office:value-type="float" office:value="27.7">
            <text:p>27.7</text:p>
          </table:table-cell>
          <table:table-cell table:formula="of:=[.P51]*[.$U51]/[Tabelle2.$B$3]" office:value-type="float" office:value="-58.1030272399081">
            <text:p>-58.1030272399</text:p>
          </table:table-cell>
          <table:table-cell table:formula="of:=[.Q51]*[.$U51]/[Tabelle2.$B$3]" office:value-type="float" office:value="10.9510382343289">
            <text:p>10.9510382343</text:p>
          </table:table-cell>
          <table:table-cell table:formula="of:=[Tabelle2.$B$1]/[.R51]+[Tabelle2.$B$2]" office:value-type="float" office:value="58.0397111913357">
            <text:p>58.0397111913</text:p>
          </table:table-cell>
          <table:table-cell/>
          <table:table-cell table:number-columns-repeated="2"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.6">
            <text:p>3.6</text:p>
          </table:table-cell>
          <table:table-cell/>
          <table:table-cell office:value-type="float" office:value="-193.54">
            <text:p>-193.54</text:p>
          </table:table-cell>
          <table:table-cell office:value-type="float" office:value="10.85">
            <text:p>10.85</text:p>
          </table:table-cell>
          <table:table-cell office:value-type="float" office:value="23.253">
            <text:p>23.253</text:p>
          </table:table-cell>
          <table:table-cell table:formula="of:=[.E52]*[.$J52]/[Tabelle2.$B$3]" office:value-type="float" office:value="-60.6556310661772">
            <text:p>-60.6556310662</text:p>
          </table:table-cell>
          <table:table-cell table:formula="of:=[.F52]*[.$J52]/[Tabelle2.$B$3]" office:value-type="float" office:value="3.40040093555866">
            <text:p>3.4004009356</text:p>
          </table:table-cell>
          <table:table-cell table:formula="of:=[Tabelle2.$B$1]/[.G52]+[Tabelle2.$B$2]" office:value-type="float" office:value="68.9482217348299">
            <text:p>68.9482217348</text:p>
          </table:table-cell>
          <table:table-cell/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91">
            <text:p>-191</text:p>
          </table:table-cell>
          <table:table-cell office:value-type="float" office:value="36.48">
            <text:p>36.48</text:p>
          </table:table-cell>
          <table:table-cell office:value-type="float" office:value="25.34">
            <text:p>25.34</text:p>
          </table:table-cell>
          <table:table-cell table:formula="of:=[.P52]*[.$U52]/[Tabelle2.$B$3]" office:value-type="float" office:value="-55.0010655090766">
            <text:p>-55.0010655091</text:p>
          </table:table-cell>
          <table:table-cell table:formula="of:=[.Q52]*[.$U52]/[Tabelle2.$B$3]" office:value-type="float" office:value="10.5049155485399">
            <text:p>10.5049155485</text:p>
          </table:table-cell>
          <table:table-cell table:formula="of:=[Tabelle2.$B$1]/[.R52]+[Tabelle2.$B$2]" office:value-type="float" office:value="63.3520126282557">
            <text:p>63.3520126283</text:p>
          </table:table-cell>
          <table:table-cell/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3.6">
            <text:p>3.6</text:p>
          </table:table-cell>
          <table:table-cell/>
          <table:table-cell office:value-type="float" office:value="-170.795">
            <text:p>-170.795</text:p>
          </table:table-cell>
          <table:table-cell office:value-type="float" office:value="8.84">
            <text:p>8.84</text:p>
          </table:table-cell>
          <table:table-cell office:value-type="float" office:value="21.026">
            <text:p>21.026</text:p>
          </table:table-cell>
          <table:table-cell table:formula="of:=[.E53]*[.$J53]/[Tabelle2.$B$3]" office:value-type="float" office:value="-59.1145239378951">
            <text:p>-59.1145239379</text:p>
          </table:table-cell>
          <table:table-cell table:formula="of:=[.F53]*[.$J53]/[Tabelle2.$B$3]" office:value-type="float" office:value="3.05964689605078">
            <text:p>3.0596468961</text:p>
          </table:table-cell>
          <table:table-cell table:formula="of:=[Tabelle2.$B$1]/[.G53]+[Tabelle2.$B$2]" office:value-type="float" office:value="76.1450584990012">
            <text:p>76.145058499</text:p>
          </table:table-cell>
          <table:table-cell/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66.66">
            <text:p>-166.66</text:p>
          </table:table-cell>
          <table:table-cell office:value-type="float" office:value="31.73">
            <text:p>31.73</text:p>
          </table:table-cell>
          <table:table-cell office:value-type="float" office:value="22.36">
            <text:p>22.36</text:p>
          </table:table-cell>
          <table:table-cell table:formula="of:=[.P53]*[.$U53]/[Tabelle2.$B$3]" office:value-type="float" office:value="-54.2871437632135">
            <text:p>-54.2871437632</text:p>
          </table:table-cell>
          <table:table-cell table:formula="of:=[.Q53]*[.$U53]/[Tabelle2.$B$3]" office:value-type="float" office:value="10.3355998536347">
            <text:p>10.3355998536</text:p>
          </table:table-cell>
          <table:table-cell table:formula="of:=[Tabelle2.$B$1]/[.R53]+[Tabelle2.$B$2]" office:value-type="float" office:value="71.6618962432916">
            <text:p>71.6618962433</text:p>
          </table:table-cell>
          <table:table-cell/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3.6">
            <text:p>3.6</text:p>
          </table:table-cell>
          <table:table-cell/>
          <table:table-cell office:value-type="float" office:value="-150.75">
            <text:p>-150.75</text:p>
          </table:table-cell>
          <table:table-cell office:value-type="float" office:value="8.94">
            <text:p>8.94</text:p>
          </table:table-cell>
          <table:table-cell office:value-type="float" office:value="18.43">
            <text:p>18.43</text:p>
          </table:table-cell>
          <table:table-cell table:formula="of:=[.E54]*[.$J54]/[Tabelle2.$B$3]" office:value-type="float" office:value="-59.4296163616633">
            <text:p>-59.4296163617</text:p>
          </table:table-cell>
          <table:table-cell table:formula="of:=[.F54]*[.$J54]/[Tabelle2.$B$3]" office:value-type="float" office:value="3.52438321905983">
            <text:p>3.5243832191</text:p>
          </table:table-cell>
          <table:table-cell table:formula="of:=[Tabelle2.$B$1]/[.G54]+[Tabelle2.$B$2]" office:value-type="float" office:value="86.729788388497">
            <text:p>86.7297883885</text:p>
          </table:table-cell>
          <table:table-cell/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49.19">
            <text:p>-149.19</text:p>
          </table:table-cell>
          <table:table-cell office:value-type="float" office:value="28.34">
            <text:p>28.34</text:p>
          </table:table-cell>
          <table:table-cell office:value-type="float" office:value="20.68">
            <text:p>20.68</text:p>
          </table:table-cell>
          <table:table-cell table:formula="of:=[.P54]*[.$U54]/[Tabelle2.$B$3]" office:value-type="float" office:value="-52.4893285563566">
            <text:p>-52.4893285564</text:p>
          </table:table-cell>
          <table:table-cell table:formula="of:=[.Q54]*[.$U54]/[Tabelle2.$B$3]" office:value-type="float" office:value="9.97082627044136">
            <text:p>9.9708262704</text:p>
          </table:table-cell>
          <table:table-cell table:formula="of:=[Tabelle2.$B$1]/[.R54]+[Tabelle2.$B$2]" office:value-type="float" office:value="77.4023210831722">
            <text:p>77.4023210832</text:p>
          </table:table-cell>
          <table:table-cell/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.6">
            <text:p>3.6</text:p>
          </table:table-cell>
          <table:table-cell/>
          <table:table-cell office:value-type="float" office:value="-135.75">
            <text:p>-135.75</text:p>
          </table:table-cell>
          <table:table-cell office:value-type="float" office:value="8.58">
            <text:p>8.58</text:p>
          </table:table-cell>
          <table:table-cell office:value-type="float" office:value="16.8551">
            <text:p>16.8551</text:p>
          </table:table-cell>
          <table:table-cell table:formula="of:=[.E55]*[.$J55]/[Tabelle2.$B$3]" office:value-type="float" office:value="-58.4589934810667">
            <text:p>-58.4589934811</text:p>
          </table:table-cell>
          <table:table-cell table:formula="of:=[.F55]*[.$J55]/[Tabelle2.$B$3]" office:value-type="float" office:value="3.69486677029504">
            <text:p>3.6948667703</text:p>
          </table:table-cell>
          <table:table-cell table:formula="of:=[Tabelle2.$B$1]/[.G55]+[Tabelle2.$B$2]" office:value-type="float" office:value="94.7401735973088">
            <text:p>94.7401735973</text:p>
          </table:table-cell>
          <table:table-cell/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34.17">
            <text:p>-134.17</text:p>
          </table:table-cell>
          <table:table-cell office:value-type="float" office:value="25.62">
            <text:p>25.62</text:p>
          </table:table-cell>
          <table:table-cell office:value-type="float" office:value="18.81">
            <text:p>18.81</text:p>
          </table:table-cell>
          <table:table-cell table:formula="of:=[.P55]*[.$U55]/[Tabelle2.$B$3]" office:value-type="float" office:value="-51.8371121985404">
            <text:p>-51.8371121985</text:p>
          </table:table-cell>
          <table:table-cell table:formula="of:=[.Q55]*[.$U55]/[Tabelle2.$B$3]" office:value-type="float" office:value="9.89838871973322">
            <text:p>9.8983887197</text:p>
          </table:table-cell>
          <table:table-cell table:formula="of:=[Tabelle2.$B$1]/[.R55]+[Tabelle2.$B$2]" office:value-type="float" office:value="84.9978734715577">
            <text:p>84.9978734716</text:p>
          </table:table-cell>
          <table:table-cell/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3.6">
            <text:p>3.6</text:p>
          </table:table-cell>
          <table:table-cell/>
          <table:table-cell office:value-type="float" office:value="-121.84">
            <text:p>-121.84</text:p>
          </table:table-cell>
          <table:table-cell office:value-type="float" office:value="7.95">
            <text:p>7.95</text:p>
          </table:table-cell>
          <table:table-cell office:value-type="float" office:value="14.31">
            <text:p>14.31</text:p>
          </table:table-cell>
          <table:table-cell table:formula="of:=[.E56]*[.$J56]/[Tabelle2.$B$3]" office:value-type="float" office:value="-61.7021569150626">
            <text:p>-61.7021569151</text:p>
          </table:table-cell>
          <table:table-cell table:formula="of:=[.F56]*[.$J56]/[Tabelle2.$B$3]" office:value-type="float" office:value="4.02603535353535">
            <text:p>4.0260353535</text:p>
          </table:table-cell>
          <table:table-cell table:formula="of:=[Tabelle2.$B$1]/[.G56]+[Tabelle2.$B$2]" office:value-type="float" office:value="111.412299091544">
            <text:p>111.4122990915</text:p>
          </table:table-cell>
          <table:table-cell/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19">
            <text:p>-119</text:p>
          </table:table-cell>
          <table:table-cell office:value-type="float" office:value="22.35">
            <text:p>22.35</text:p>
          </table:table-cell>
          <table:table-cell office:value-type="float" office:value="16.78">
            <text:p>16.78</text:p>
          </table:table-cell>
          <table:table-cell table:formula="of:=[.P56]*[.$U56]/[Tabelle2.$B$3]" office:value-type="float" office:value="-51.4727543612526">
            <text:p>-51.4727543613</text:p>
          </table:table-cell>
          <table:table-cell table:formula="of:=[.Q56]*[.$U56]/[Tabelle2.$B$3]" office:value-type="float" office:value="9.66736184852097">
            <text:p>9.6673618485</text:p>
          </table:table-cell>
          <table:table-cell table:formula="of:=[Tabelle2.$B$1]/[.R56]+[Tabelle2.$B$2]" office:value-type="float" office:value="95.1597139451728">
            <text:p>95.1597139452</text:p>
          </table:table-cell>
          <table:table-cell/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3.6">
            <text:p>3.6</text:p>
          </table:table-cell>
          <table:table-cell/>
          <table:table-cell office:value-type="float" office:value="-110.99">
            <text:p>-110.99</text:p>
          </table:table-cell>
          <table:table-cell office:value-type="float" office:value="7.5824">
            <text:p>7.5824</text:p>
          </table:table-cell>
          <table:table-cell office:value-type="float" office:value="14.0295">
            <text:p>14.0295</text:p>
          </table:table-cell>
          <table:table-cell table:formula="of:=[.E57]*[.$J57]/[Tabelle2.$B$3]" office:value-type="float" office:value="-57.3212076517338">
            <text:p>-57.3212076517</text:p>
          </table:table-cell>
          <table:table-cell table:formula="of:=[.F57]*[.$J57]/[Tabelle2.$B$3]" office:value-type="float" office:value="3.91595931974508">
            <text:p>3.9159593197</text:p>
          </table:table-cell>
          <table:table-cell table:formula="of:=[Tabelle2.$B$1]/[.G57]+[Tabelle2.$B$2]" office:value-type="float" office:value="113.619836772515">
            <text:p>113.6198367725</text:p>
          </table:table-cell>
          <table:table-cell/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08.8">
            <text:p>-108.8</text:p>
          </table:table-cell>
          <table:table-cell office:value-type="float" office:value="20.38">
            <text:p>20.38</text:p>
          </table:table-cell>
          <table:table-cell office:value-type="float" office:value="15.13">
            <text:p>15.13</text:p>
          </table:table-cell>
          <table:table-cell table:formula="of:=[.P57]*[.$U57]/[Tabelle2.$B$3]" office:value-type="float" office:value="-52.1390806945863">
            <text:p>-52.1390806946</text:p>
          </table:table-cell>
          <table:table-cell table:formula="of:=[.Q57]*[.$U57]/[Tabelle2.$B$3]" office:value-type="float" office:value="9.76649324040137">
            <text:p>9.7664932404</text:p>
          </table:table-cell>
          <table:table-cell table:formula="of:=[Tabelle2.$B$1]/[.R57]+[Tabelle2.$B$2]" office:value-type="float" office:value="105.4282881692">
            <text:p>105.4282881692</text:p>
          </table:table-cell>
          <table:table-cell/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 office:value-type="float" office:value="3.6">
            <text:p>3.6</text:p>
          </table:table-cell>
          <table:table-cell/>
          <table:table-cell office:value-type="float" office:value="-101.53">
            <text:p>-101.53</text:p>
          </table:table-cell>
          <table:table-cell office:value-type="float" office:value="7.3">
            <text:p>7.3</text:p>
          </table:table-cell>
          <table:table-cell office:value-type="float" office:value="11.86">
            <text:p>11.86</text:p>
          </table:table-cell>
          <table:table-cell table:formula="of:=[.E58]*[.$J58]/[Tabelle2.$B$3]" office:value-type="float" office:value="-61.9429502529511">
            <text:p>-61.942950253</text:p>
          </table:table-cell>
          <table:table-cell table:formula="of:=[.F58]*[.$J58]/[Tabelle2.$B$3]" office:value-type="float" office:value="4.45369385252185">
            <text:p>4.4536938525</text:p>
          </table:table-cell>
          <table:table-cell table:formula="of:=[Tabelle2.$B$1]/[.G58]+[Tabelle2.$B$2]" office:value-type="float" office:value="134.220910623946">
            <text:p>134.2209106239</text:p>
          </table:table-cell>
          <table:table-cell/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00.14">
            <text:p>-100.14</text:p>
          </table:table-cell>
          <table:table-cell office:value-type="float" office:value="18.5">
            <text:p>18.5</text:p>
          </table:table-cell>
          <table:table-cell office:value-type="float" office:value="14.6">
            <text:p>14.6</text:p>
          </table:table-cell>
          <table:table-cell table:formula="of:=[.P58]*[.$U58]/[Tabelle2.$B$3]" office:value-type="float" office:value="-49.7145840597758">
            <text:p>-49.7145840598</text:p>
          </table:table-cell>
          <table:table-cell table:formula="of:=[.Q58]*[.$U58]/[Tabelle2.$B$3]" office:value-type="float" office:value="9.1843399750934">
            <text:p>9.1843399751</text:p>
          </table:table-cell>
          <table:table-cell table:formula="of:=[Tabelle2.$B$1]/[.R58]+[Tabelle2.$B$2]" office:value-type="float" office:value="109.219178082192">
            <text:p>109.2191780822</text:p>
          </table:table-cell>
          <table:table-cell/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3.6">
            <text:p>3.6</text:p>
          </table:table-cell>
          <table:table-cell/>
          <table:table-cell office:value-type="float" office:value="-271.93">
            <text:p>-271.93</text:p>
          </table:table-cell>
          <table:table-cell office:value-type="float" office:value="10.19">
            <text:p>10.19</text:p>
          </table:table-cell>
          <table:table-cell office:value-type="float" office:value="23.01">
            <text:p>23.01</text:p>
          </table:table-cell>
          <table:table-cell table:formula="of:=[.E59]*[.$J59]/[Tabelle2.$B$3]" office:value-type="float" office:value="-86.1100923116431">
            <text:p>-86.1100923116</text:p>
          </table:table-cell>
          <table:table-cell table:formula="of:=[.F59]*[.$J59]/[Tabelle2.$B$3]" office:value-type="float" office:value="3.22679307415748">
            <text:p>3.2267930742</text:p>
          </table:table-cell>
          <table:table-cell table:formula="of:=[Tabelle2.$B$1]/[.G59]+[Tabelle2.$B$2]" office:value-type="float" office:value="69.6657974793568">
            <text:p>69.6657974794</text:p>
          </table:table-cell>
          <table:table-cell/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1.9">
            <text:p>11.9</text:p>
          </table:table-cell>
          <table:table-cell/>
          <table:table-cell office:value-type="float" office:value="-270.04">
            <text:p>-270.04</text:p>
          </table:table-cell>
          <table:table-cell office:value-type="float" office:value="37.52">
            <text:p>37.52</text:p>
          </table:table-cell>
          <table:table-cell office:value-type="float" office:value="23.71">
            <text:p>23.71</text:p>
          </table:table-cell>
          <table:table-cell table:formula="of:=[.P59]*[.$U59]/[Tabelle2.$B$3]" office:value-type="float" office:value="-83.0232445841801">
            <text:p>-83.0232445842</text:p>
          </table:table-cell>
          <table:table-cell table:formula="of:=[.Q59]*[.$U59]/[Tabelle2.$B$3]" office:value-type="float" office:value="11.5354471070895">
            <text:p>11.5354471071</text:p>
          </table:table-cell>
          <table:table-cell table:formula="of:=[Tabelle2.$B$1]/[.R59]+[Tabelle2.$B$2]" office:value-type="float" office:value="67.6385491353859">
            <text:p>67.6385491354</text:p>
          </table:table-cell>
          <table:table-cell/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3.6">
            <text:p>3.6</text:p>
          </table:table-cell>
          <table:table-cell/>
          <table:table-cell office:value-type="float" office:value="-244.21">
            <text:p>-244.21</text:p>
          </table:table-cell>
          <table:table-cell office:value-type="float" office:value="9.93">
            <text:p>9.93</text:p>
          </table:table-cell>
          <table:table-cell office:value-type="float" office:value="20.21">
            <text:p>20.21</text:p>
          </table:table-cell>
          <table:table-cell table:formula="of:=[.E60]*[.$J60]/[Tabelle2.$B$3]" office:value-type="float" office:value="-87.8924214160407">
            <text:p>-87.892421416</text:p>
          </table:table-cell>
          <table:table-cell table:formula="of:=[.F60]*[.$J60]/[Tabelle2.$B$3]" office:value-type="float" office:value="3.57385751878008">
            <text:p>3.5738575188</text:p>
          </table:table-cell>
          <table:table-cell table:formula="of:=[Tabelle2.$B$1]/[.G60]+[Tabelle2.$B$2]" office:value-type="float" office:value="79.1791192478971">
            <text:p>79.1791192479</text:p>
          </table:table-cell>
          <table:table-cell/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1.9">
            <text:p>11.9</text:p>
          </table:table-cell>
          <table:table-cell/>
          <table:table-cell office:value-type="float" office:value="-245.6">
            <text:p>-245.6</text:p>
          </table:table-cell>
          <table:table-cell office:value-type="float" office:value="34.49">
            <text:p>34.49</text:p>
          </table:table-cell>
          <table:table-cell office:value-type="float" office:value="22.24">
            <text:p>22.24</text:p>
          </table:table-cell>
          <table:table-cell table:formula="of:=[.P60]*[.$U60]/[Tabelle2.$B$3]" office:value-type="float" office:value="-80.426370176586">
            <text:p>-80.4263701766</text:p>
          </table:table-cell>
          <table:table-cell table:formula="of:=[.Q60]*[.$U60]/[Tabelle2.$B$3]" office:value-type="float" office:value="11.2944035317201">
            <text:p>11.2944035317</text:p>
          </table:table-cell>
          <table:table-cell table:formula="of:=[Tabelle2.$B$1]/[.R60]+[Tabelle2.$B$2]" office:value-type="float" office:value="72.0431654676259">
            <text:p>72.0431654676</text:p>
          </table:table-cell>
          <table:table-cell/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80">
            <text:p>80</text:p>
          </table:table-cell>
          <table:table-cell office:value-type="float" office:value="3.6">
            <text:p>3.6</text:p>
          </table:table-cell>
          <table:table-cell/>
          <table:table-cell office:value-type="float" office:value="-220.02">
            <text:p>-220.02</text:p>
          </table:table-cell>
          <table:table-cell office:value-type="float" office:value="9.32">
            <text:p>9.32</text:p>
          </table:table-cell>
          <table:table-cell office:value-type="float" office:value="18.53">
            <text:p>18.53</text:p>
          </table:table-cell>
          <table:table-cell table:formula="of:=[.E61]*[.$J61]/[Tabelle2.$B$3]" office:value-type="float" office:value="-86.274976843448">
            <text:p>-86.2749768434</text:p>
          </table:table-cell>
          <table:table-cell table:formula="of:=[.F61]*[.$J61]/[Tabelle2.$B$3]" office:value-type="float" office:value="3.6545895108669">
            <text:p>3.6545895109</text:p>
          </table:table-cell>
          <table:table-cell table:formula="of:=[Tabelle2.$B$1]/[.G61]+[Tabelle2.$B$2]" office:value-type="float" office:value="86.2671343766865">
            <text:p>86.2671343767</text:p>
          </table:table-cell>
          <table:table-cell/>
          <table:table-cell table:number-columns-repeated="2" office:value-type="float" office:value="80">
            <text:p>80</text:p>
          </table:table-cell>
          <table:table-cell office:value-type="float" office:value="11.9">
            <text:p>11.9</text:p>
          </table:table-cell>
          <table:table-cell/>
          <table:table-cell office:value-type="float" office:value="-217.43">
            <text:p>-217.43</text:p>
          </table:table-cell>
          <table:table-cell office:value-type="float" office:value="30.85">
            <text:p>30.85</text:p>
          </table:table-cell>
          <table:table-cell office:value-type="float" office:value="19.65">
            <text:p>19.65</text:p>
          </table:table-cell>
          <table:table-cell table:formula="of:=[.P61]*[.$U61]/[Tabelle2.$B$3]" office:value-type="float" office:value="-80.4561414526949">
            <text:p>-80.4561414527</text:p>
          </table:table-cell>
          <table:table-cell table:formula="of:=[.Q61]*[.$U61]/[Tabelle2.$B$3]" office:value-type="float" office:value="11.4154990747166">
            <text:p>11.4154990747</text:p>
          </table:table-cell>
          <table:table-cell table:formula="of:=[Tabelle2.$B$1]/[.R61]+[Tabelle2.$B$2]" office:value-type="float" office:value="81.4071246819339">
            <text:p>81.4071246819</text:p>
          </table:table-cell>
          <table:table-cell/>
          <table:table-cell table:number-columns-repeated="2"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3.6">
            <text:p>3.6</text:p>
          </table:table-cell>
          <table:table-cell/>
          <table:table-cell office:value-type="float" office:value="-198.46">
            <text:p>-198.46</text:p>
          </table:table-cell>
          <table:table-cell office:value-type="float" office:value="8.64">
            <text:p>8.64</text:p>
          </table:table-cell>
          <table:table-cell office:value-type="float" office:value="17.51">
            <text:p>17.51</text:p>
          </table:table-cell>
          <table:table-cell table:formula="of:=[.E62]*[.$J62]/[Tabelle2.$B$3]" office:value-type="float" office:value="-82.3014990395099">
            <text:p>-82.3014990395</text:p>
          </table:table-cell>
          <table:table-cell table:formula="of:=[.F62]*[.$J62]/[Tabelle2.$B$3]" office:value-type="float" office:value="3.58301396604538">
            <text:p>3.583013966</text:p>
          </table:table-cell>
          <table:table-cell table:formula="of:=[Tabelle2.$B$1]/[.G62]+[Tabelle2.$B$2]" office:value-type="float" office:value="91.2341519131924">
            <text:p>91.2341519132</text:p>
          </table:table-cell>
          <table:table-cell/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97.665">
            <text:p>-197.665</text:p>
          </table:table-cell>
          <table:table-cell office:value-type="float" office:value="27.866">
            <text:p>27.866</text:p>
          </table:table-cell>
          <table:table-cell office:value-type="float" office:value="19.32">
            <text:p>19.32</text:p>
          </table:table-cell>
          <table:table-cell table:formula="of:=[.P62]*[.$U62]/[Tabelle2.$B$3]" office:value-type="float" office:value="-74.3764322887258">
            <text:p>-74.3764322887</text:p>
          </table:table-cell>
          <table:table-cell table:formula="of:=[.Q62]*[.$U62]/[Tabelle2.$B$3]" office:value-type="float" office:value="10.4852840015057">
            <text:p>10.4852840015</text:p>
          </table:table-cell>
          <table:table-cell table:formula="of:=[Tabelle2.$B$1]/[.R62]+[Tabelle2.$B$2]" office:value-type="float" office:value="82.7805383022774">
            <text:p>82.7805383023</text:p>
          </table:table-cell>
          <table:table-cell/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3.6">
            <text:p>3.6</text:p>
          </table:table-cell>
          <table:table-cell/>
          <table:table-cell office:value-type="float" office:value="-180.35">
            <text:p>-180.35</text:p>
          </table:table-cell>
          <table:table-cell office:value-type="float" office:value="8.1">
            <text:p>8.1</text:p>
          </table:table-cell>
          <table:table-cell office:value-type="float" office:value="15.43">
            <text:p>15.43</text:p>
          </table:table-cell>
          <table:table-cell table:formula="of:=[.E63]*[.$J63]/[Tabelle2.$B$3]" office:value-type="float" office:value="-84.7627998880575">
            <text:p>-84.7627998881</text:p>
          </table:table-cell>
          <table:table-cell table:formula="of:=[.F63]*[.$J63]/[Tabelle2.$B$3]" office:value-type="float" office:value="3.80692364343369">
            <text:p>3.8069236434</text:p>
          </table:table-cell>
          <table:table-cell table:formula="of:=[Tabelle2.$B$1]/[.G63]+[Tabelle2.$B$2]" office:value-type="float" office:value="103.397926117952">
            <text:p>103.397926118</text:p>
          </table:table-cell>
          <table:table-cell/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78.8">
            <text:p>-178.8</text:p>
          </table:table-cell>
          <table:table-cell office:value-type="float" office:value="25.48">
            <text:p>25.48</text:p>
          </table:table-cell>
          <table:table-cell office:value-type="float" office:value="17.74">
            <text:p>17.74</text:p>
          </table:table-cell>
          <table:table-cell table:formula="of:=[.P63]*[.$U63]/[Tabelle2.$B$3]" office:value-type="float" office:value="-73.1976816644461">
            <text:p>-73.1976816644</text:p>
          </table:table-cell>
          <table:table-cell table:formula="of:=[.Q63]*[.$U63]/[Tabelle2.$B$3]" office:value-type="float" office:value="10.4310790201906">
            <text:p>10.4310790202</text:p>
          </table:table-cell>
          <table:table-cell table:formula="of:=[Tabelle2.$B$1]/[.R63]+[Tabelle2.$B$2]" office:value-type="float" office:value="90.0642615558061">
            <text:p>90.0642615558</text:p>
          </table:table-cell>
          <table:table-cell/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3.6">
            <text:p>3.6</text:p>
          </table:table-cell>
          <table:table-cell/>
          <table:table-cell office:value-type="float" office:value="-163.75">
            <text:p>-163.75</text:p>
          </table:table-cell>
          <table:table-cell office:value-type="float" office:value="7.9">
            <text:p>7.9</text:p>
          </table:table-cell>
          <table:table-cell office:value-type="float" office:value="15.11">
            <text:p>15.11</text:p>
          </table:table-cell>
          <table:table-cell table:formula="of:=[.E64]*[.$J64]/[Tabelle2.$B$3]" office:value-type="float" office:value="-78.575074454004">
            <text:p>-78.575074454</text:p>
          </table:table-cell>
          <table:table-cell table:formula="of:=[.F64]*[.$J64]/[Tabelle2.$B$3]" office:value-type="float" office:value="3.7907974851092">
            <text:p>3.7907974851</text:p>
          </table:table-cell>
          <table:table-cell table:formula="of:=[Tabelle2.$B$1]/[.G64]+[Tabelle2.$B$2]" office:value-type="float" office:value="105.566512243547">
            <text:p>105.5665122435</text:p>
          </table:table-cell>
          <table:table-cell/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60.16">
            <text:p>-160.16</text:p>
          </table:table-cell>
          <table:table-cell office:value-type="float" office:value="22.07">
            <text:p>22.07</text:p>
          </table:table-cell>
          <table:table-cell office:value-type="float" office:value="15.86">
            <text:p>15.86</text:p>
          </table:table-cell>
          <table:table-cell table:formula="of:=[.P64]*[.$U64]/[Tabelle2.$B$3]" office:value-type="float" office:value="-73.2525901639344">
            <text:p>-73.2525901639</text:p>
          </table:table-cell>
          <table:table-cell table:formula="of:=[.Q64]*[.$U64]/[Tabelle2.$B$3]" office:value-type="float" office:value="10.0941849707669">
            <text:p>10.0941849708</text:p>
          </table:table-cell>
          <table:table-cell table:formula="of:=[Tabelle2.$B$1]/[.R64]+[Tabelle2.$B$2]" office:value-type="float" office:value="100.621689785624">
            <text:p>100.6216897856</text:p>
          </table:table-cell>
          <table:table-cell/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3.6">
            <text:p>3.6</text:p>
          </table:table-cell>
          <table:table-cell/>
          <table:table-cell office:value-type="float" office:value="-149.46">
            <text:p>-149.46</text:p>
          </table:table-cell>
          <table:table-cell office:value-type="float" office:value="7.826">
            <text:p>7.826</text:p>
          </table:table-cell>
          <table:table-cell office:value-type="float" office:value="13.16">
            <text:p>13.16</text:p>
          </table:table-cell>
          <table:table-cell table:formula="of:=[.E65]*[.$J65]/[Tabelle2.$B$3]" office:value-type="float" office:value="-82.2442987012987">
            <text:p>-82.2442987013</text:p>
          </table:table-cell>
          <table:table-cell table:formula="of:=[.F65]*[.$J65]/[Tabelle2.$B$3]" office:value-type="float" office:value="4.30646247582205">
            <text:p>4.3064624758</text:p>
          </table:table-cell>
          <table:table-cell table:formula="of:=[Tabelle2.$B$1]/[.G65]+[Tabelle2.$B$2]" office:value-type="float" office:value="121.060790273556">
            <text:p>121.0607902736</text:p>
          </table:table-cell>
          <table:table-cell/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46.712">
            <text:p>-146.712</text:p>
          </table:table-cell>
          <table:table-cell office:value-type="float" office:value="20.26">
            <text:p>20.26</text:p>
          </table:table-cell>
          <table:table-cell office:value-type="float" office:value="14.65">
            <text:p>14.65</text:p>
          </table:table-cell>
          <table:table-cell table:formula="of:=[.P65]*[.$U65]/[Tabelle2.$B$3]" office:value-type="float" office:value="-72.5889825628297">
            <text:p>-72.5889825628</text:p>
          </table:table-cell>
          <table:table-cell table:formula="of:=[.Q65]*[.$U65]/[Tabelle2.$B$3]" office:value-type="float" office:value="10.0240797393733">
            <text:p>10.0240797394</text:p>
          </table:table-cell>
          <table:table-cell table:formula="of:=[Tabelle2.$B$1]/[.R65]+[Tabelle2.$B$2]" office:value-type="float" office:value="108.849829351536">
            <text:p>108.8498293515</text:p>
          </table:table-cell>
          <table:table-cell/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3.6">
            <text:p>3.6</text:p>
          </table:table-cell>
          <table:table-cell/>
          <table:table-cell office:value-type="float" office:value="-137.8">
            <text:p>-137.8</text:p>
          </table:table-cell>
          <table:table-cell office:value-type="float" office:value="7.24">
            <text:p>7.24</text:p>
          </table:table-cell>
          <table:table-cell office:value-type="float" office:value="12.53">
            <text:p>12.53</text:p>
          </table:table-cell>
          <table:table-cell table:formula="of:=[.E66]*[.$J66]/[Tabelle2.$B$3]" office:value-type="float" office:value="-79.6091685409563">
            <text:p>-79.609168541</text:p>
          </table:table-cell>
          <table:table-cell table:formula="of:=[.F66]*[.$J66]/[Tabelle2.$B$3]" office:value-type="float" office:value="4.18265878255822">
            <text:p>4.1826587826</text:p>
          </table:table-cell>
          <table:table-cell table:formula="of:=[Tabelle2.$B$1]/[.G66]+[Tabelle2.$B$2]" office:value-type="float" office:value="127.09736632083">
            <text:p>127.0973663208</text:p>
          </table:table-cell>
          <table:table-cell/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34.642">
            <text:p>-134.642</text:p>
          </table:table-cell>
          <table:table-cell office:value-type="float" office:value="18.44">
            <text:p>18.44</text:p>
          </table:table-cell>
          <table:table-cell office:value-type="float" office:value="14.32">
            <text:p>14.32</text:p>
          </table:table-cell>
          <table:table-cell table:formula="of:=[.P66]*[.$U66]/[Tabelle2.$B$3]" office:value-type="float" office:value="-68.1381518029457">
            <text:p>-68.1381518029</text:p>
          </table:table-cell>
          <table:table-cell table:formula="of:=[.Q66]*[.$U66]/[Tabelle2.$B$3]" office:value-type="float" office:value="9.33191366175724">
            <text:p>9.3319136618</text:p>
          </table:table-cell>
          <table:table-cell table:formula="of:=[Tabelle2.$B$1]/[.R66]+[Tabelle2.$B$2]" office:value-type="float" office:value="111.335195530726">
            <text:p>111.3351955307</text:p>
          </table:table-cell>
          <table:table-cell/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a</text:p>
          </table:table-cell>
          <table:table-cell office:value-type="float" office:value="1580">
            <text:p>1580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f</text:p>
          </table:table-cell>
          <table:table-cell office:value-type="float" office:value="220">
            <text:p>2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6">06/16/2018</text:date>, <text:time>19:18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20:23:24.54</meta:creation-date>
    <dc:date>2018-06-16T19:18:51</dc:date>
    <meta:editing-duration>PT13H51M8S</meta:editing-duration>
    <meta:editing-cycles>39</meta:editing-cycles>
    <meta:generator>OpenOffice/4.1.5$Win32 OpenOffice.org_project/415m1$Build-9789</meta:generator>
    <meta:document-statistic meta:table-count="2" meta:cell-count="1323" meta:object-count="0"/>
  </office:meta>
</office:document-meta>
</file>